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06.07.31 15:05 | </text:span><text:span text:style-name="T2">#</text:span></text:p>
      <text:p text:style-name="P2"><text:span text:style-name="T1">為淨化版面,這些亂七八糟的事只留一天,全給刪了.下次請早,以免錯失精采鏡頭.</text:span></text:p>
      <text:p text:style-name="P2"><text:span text:style-name="T1">有子女的千萬小心,寧可讓你的下一代加入竹聯幫或天道盟,好像福利都不錯,也絕不要讓他變成進步菁英或參加什麼改造社會的運動.</text:span></text:p>
      <text:p text:style-name="P2"><text:span text:style-name="T1">我真是越來越崇洋媚外了,西方人真的比我們老實太多太多太多...</text:span></text:p>
      <text:p text:style-name="P2"><text:span text:style-name="T1">為了世界和平,學姐及董事長正準備以著名歷史學者及哲學家之尊,登高一呼,於劍橋市中心菜市場發起一波波跨國學運及跨國知識份子良知感化世人大運動,呼籲世人抵制以色列之濫殺兒童的血腥惡行.</text:span></text:p>
      <text:p text:style-name="P2"><text:span text:style-name="T1">透過我們的感召,目前已經於英國各地有數十場運動積極展開,宣言都準備好了,由董事長親自執筆,勢必感動各國人士,為世界和平創造歷史性的一頁;董事長以深厚的哲學素養為世界和平的概念深化耕耘,做出不知所云的思想指導.</text:span></text:p>
      <text:p text:style-name="P2"><text:span text:style-name="T1">早上要拖地吸塵,房東要來檢查,下午還得為各國和平志工啟動一波波思想改造運動,晚上還得洗衣服,唉,真累,又要管家,又要拯救世人,天將降大任於斯人也,誰叫我是個胸懷天下的理想主義者兼思想家呢?</text:span></text:p>
      <text:p text:style-name="P2"><text:span text:style-name="T1">還好叔叔有練過,不怕操.大家崇拜就好,不要學我啊.</text:span></text:p>
      <text:p text:style-name="P1"><text:span text:style-name="T1">陳真 | 2006.07.30 18:31 | </text:span><text:span text:style-name="T2">#</text:span></text:p>
      <text:p text:style-name="P3"><text:span text:style-name="T1">西班牙有位存在主義哲學家說, 人對自己總得有個說明, 或者說, 你對自己的生命總得有個概念, 這說明或概念就像在寫一本小說.</text:span></text:p>
      <text:p text:style-name="P3"><text:span text:style-name="T1">既然是小說, 那它就不該是一種依據特定目標或定性定量標準所能理解的東西. 就好像一部偉大的小說, 故事的主人翁很可能不是大公司董事長, 也不是世俗意義下所謂功成名就的人. 就如一首美麗的詩, 它所使用的字眼很可能不是什麼美侖美奐的廣告用詞. 如果藝術或小說追求的是美, 那麼, 美麗從來都不具有那樣的世俗邏輯, 不是以特定身份或字眼出現. 一個作家如果以為寫作就是努力寫出 “美麗” 的字眼, 規避 “髒” 字, 以為表達愛情就是努力寫出 “愛” 啊 “情” 啊這類 “漂亮” 字眼, 那他應該改行才對, 因為他也許什麼都是, 但他絕不會是個文人. 我倒相信一首美麗的情詩很可能以一堆 “幹你娘78” 寫成.</text:span></text:p>
      <text:p text:style-name="P3"><text:span text:style-name="T1">科學或權勢長得很像, 它們追求的只是 “什麼” (what), 但藝術或詩或音樂或一切屬於文的東西, 卻根本不在乎你是 “什麼” (身份或外在條件等等) 或講了什麼, 而在乎你如何 (how) 表達、如何過活, 追求的是 how, 不是 what, 或者說是 how決定了你的 what—你是 “什麼”, 是根據你如何表達、如何過活來決定. 世上如果有什麼東西能叫做藝術叫做詩, 那它不過就是 how 這個字, 而不是what.</text:span></text:p>
      <text:p text:style-name="P3"><text:span text:style-name="T1">我有我的同類, 但我的同類不是根據某種立場或顏色或身份來畫分, 而是根據你的 “表達方式”、你的 “詩”、你的 “小說”、你的 “態度”、你的 “生活方式”、你身上的 “氣味”、你對善惡美醜的 “品味”; 也就是說, 由你的各種 “how”, 來決定你的 “what”.</text:span></text:p>
      <text:p text:style-name="P3"><text:span text:style-name="T1">並不是頭上頂著一團毛就成為一頭獅子, 是不是獅子得看牠怎麼過活, 看牠的表達方式. 獅子不會呢呢喃喃做可愛狀, 獅子也不會因為打敗了一頭羊而洋洋得意, 獅子就是獅子, 牠必然有著屬於獅子的表達方式, 如果你硬要叫牠呢呢喃喃跟著一群吉娃娃搔首弄姿一起走伸展台, 牠會受不了. 是可忍, 孰不可忍? 但不能忍還是得忍, 單一而封閉的社會, 表面喧嘩, 其實只有一種叫聲, 一種物種. 當周遭全是吉娃娃, 當大家都以呢呢喃喃為標榜, 你若獅子吼, 別人可能會覺得你應該掛我這一科.</text:span></text:p>
      <text:p text:style-name="P3"><text:span text:style-name="T1">意見或立場相同與否, 對我毫無意義, 重要的不是意見不是立場, 而是你表達意見或立場的方式或態度. 人們要冒我的名做任何事都行, 但千萬不要冒我的名做窩囊的事. 我沒辦法跟那些我覺得醜的人事物為伍, 這比誣賴說我做奸犯科更難忍受. 因為任何做奸犯科都有可能是一樁美事, 但醜就是醜, 醜就是窩囊, 而窩囊是無法忍受的.</text:span></text:p>
      <text:p text:style-name="P3"><text:span text:style-name="T1">這些道理不難, 可當它變成一種生活或生命時, 卻似乎變得很難. 當人們寫起自己的小說或看待別人的小說時, 不但不相信美, 反倒相信庸俗, 在乎 what, 卻不在乎 how, 努力追求窩囊, 以窩囊為榮, 把世俗那一套品味給套在自己身上.</text:span></text:p>
      <text:p text:style-name="P3"><text:span text:style-name="T1">我常覺得很難忍受長老教會自稱是個教會, 它也許什麼都是, 但偏偏不是教會. 一個教會不會眼裏只有立場只有權勢人物, 整天瞎捧自己人, 整天替權勢人物 “禱告”, 卻努力醜化或抹黑意見相左者, 並忽視沒有權勢者, 根據權勢及某種世俗政治立場把人分成不同價碼和敵我屬性, 這種態度也許什麼都是, 但絕不是詩, 不是小說, 不是宗教.</text:span></text:p>
      <text:p text:style-name="P3"><text:span text:style-name="T1">我們不否認有些人家財萬貫或權勢在手, 我們不否認他是個董事長或任何呼風喚雨的身份, 但權勢功名跟美麗畢竟是完全不相干的兩回事. 在西方社會, 我能清楚看到兩者的根本差異, 權勢功名頂多也僅僅是在某一個極其狹隘的小圈圈裏起作用, 就好像一家麵店的老闆, 他的權勢也僅僅是賣麵, 僅僅在該家麵店裏頭起作用, 一旦出了麵店, 他就跟我們一樣, 不過是個人, 屬於人科哺乳類.</text:span></text:p>
      <text:p text:style-name="P3"><text:span text:style-name="T1">在英國, 一個諾貝爾獎得主很可能連他的鄰居也不知道他得了什麼獎, 在教室裏, 大家或許知道他是諾貝爾獎, 但走出家門外或教室外, 根本沒有人認得, 就算對方知道了你的身份, 他也不會因此對你增加一分的敬意或好奇心.</text:span></text:p>
      <text:p text:style-name="P3"><text:span text:style-name="T1">你看英國首相布萊爾為了表示平民化作風, 有一次搭地鐵上班, 上了地鐵後, 坐在一個黑人女子旁邊, 為了表示親民愛民, 想跟她搭訕, 結果對方正在聽隨身聽, 不悅地拔下耳機, 敷衍兩句後又戴上耳機聽歌, 使得布萊爾挺尷尬, 整個車廂中竟沒有人特別注意他的存在. 媒體拍下他在車廂中東張西望竟無人理會的尷尬表情.</text:span></text:p>
      <text:p text:style-name="P3"><text:span text:style-name="T1">我不是說英國就是如此完美, 這當然不是一種絕對值, 這只是相較於台灣社會之功名取向的一種強烈對比.（我很厭倦每次都得做這種低能的無聊聲明, 但台灣菁英似乎特別喜歡在這種低能之處表現他的IQ, 彷彿我們是在討論一種社會學的問題.）</text:span></text:p>
      <text:p text:style-name="P3"><text:span text:style-name="T1">但在華人社會, 權勢功名跟美麗卻成為同一回事, 美等於成功, 成功就是美, 成功是一切意義的來源, 而所謂成功不過就是掌握某種地位或權勢. 整個社會於是變成 “一家” 麵店, 麵店 “老闆” 的影響力不但無遠弗屆, 更令人難以忍受的就是美醜—“美” 被荒謬地定義成某種特定內涵, 彷彿負責掃廁所的人是沒有 “美麗” 可言的. 在這種思維下, 人們顯得猥瑣窩囊, 彷彿美是一種必須透過爭取或鬥爭或評比或他人認可才能得到的公眾事物. 於是, 他把自己寫小說的權力讓渡給烏合大眾, 致力於讓自己成為烏合之眾之一, 但卻不以為忤, 反倒在達到所謂的 “成功” 目標後得意洋洋, 彷彿這就是美, 彷彿別人必然都跟他一樣心裏盤算著同樣的東西, 彷彿世上只有一種 what, 彷彿世上根本沒有詩沒有小說沒有藝術沒有哲學沒有how沒有音樂沒有愛情這回事.</text:span></text:p>
      <text:p text:style-name="P3"><text:span text:style-name="T1">在一種令人窒息的封閉社會中, 許多時候, 你真的不知道如何解釋這樣那樣的質疑, 因為問題根本不存在, 既然問題不存在, 答案要從何說起? 比方說某個社會,如果開計程車是最高成功典範, 我若問你, 為什麼不去開計程車? 你若是個正常人(每個正常人都該是個文人), 肯定覺得很痛苦, 啞口無言. 它媽的我會開車, 可是我也會唱歌會煮飯會打桌球啊, 天地這麼寬廣, 為什麼我一定要去開計程車呢? 為什麼會有這樣的質疑產生?</text:span></text:p>
      <text:p text:style-name="P3"><text:span text:style-name="T1">可是, 如果當人們普遍對你有著這樣的質疑時, 你也只能努力做些解釋, 但對於不同世界的人, 解釋只會帶來更多的猜疑或質疑, 到最後你似乎也只能默然或乾脆默認算了.</text:span></text:p>
      <text:p text:style-name="P3"><text:span text:style-name="T1">這次回台洽談工作, 必須二選一, 但兩邊都待我挺好, 兩個選擇我都喜歡, 可是其中一邊卻似乎不太能理解我, 彷彿我還有著什麼需要改進或努力的地方, 否則哪有可能來這裏找工作似的. 但我心裏並沒有依據某種特定標準來盤算取捨的念頭. 我急需錢, 但只要某個工作有著一種美感和善意在裏頭, 只要對方真的力有未逮, 要我分文不取或甚至倒貼都不是問題. 我是憑美感做事的人, 如果我的純粹好意, 在你眼裏只是一種生意或甚至只是一個沒什麼出息的人應該爭取的工作機會, 那我不知道如何可能與你共事. 對一個人的人格品味和能力沒有最基本的認識, 將很難共事.</text:span><text:span text:style-name="T3"><text:line-break/><text:line-break/></text:span><text:span text:style-name="T1">附帶一提, 我們在台灣無法查信箱, 網咖或旅館的電腦進入學校主機後無法顯現中文字體, 對於各方來信若有疏失或延誤, 還請見諒, 純粹是因為看不到中文信.</text:span></text:p>
      <text:p text:style-name="P3"><text:span text:style-name="T1">陳真 2006 7 30</text:span><text:span text:style-name="T3"><text:line-break/></text:span></text:p>
      <text:p text:style-name="P1"><text:span text:style-name="T1">怡靜 | 2006.07.29 14:47 | </text:span><text:span text:style-name="T2">#</text:span></text:p>
      <text:p text:style-name="P2"><text:span text:style-name="T1">qegg要貼的是有關黎巴嫩這個國家的一些有趣的數據，</text:span><text:span text:style-name="T3"><text:line-break/></text:span><text:span text:style-name="T1">原文是一封轉寄的email。因為留言版的blacklist功能(原email裡面有些關鍵字是spam常用的)，所以我把內容原封不動轉貼成文件檔，放在這裡，有興趣的人可以點選看。</text:span><text:span text:style-name="T3"><text:line-break/></text:span><text:a xlink:type="simple" xlink:href="http://oldguestbook.habago.org/lebanon-statistics.TXT"><text:span text:style-name="T2">Lebanon Statistics</text:span></text:a></text:p>
      <text:p text:style-name="P2"><text:span text:style-name="T1">另外這幾天讀到一個英國記者Jonathan Cook（目前住在以色列Nazareth)的一篇文章，</text:span><text:a xlink:type="simple" xlink:href="http://www.jkcook.net/Articles2/0265.htm#Top"><text:span text:style-name="T2">Five Myths That Sanction Israel's War Crimes</text:span></text:a><text:span text:style-name="T1">推薦給大家。</text:span></text:p>
      <text:p text:style-name="P1"><text:span text:style-name="T1">陳真 | 2006.07.29 14:38 | </text:span><text:span text:style-name="T2">#</text:span></text:p>
      <text:p text:style-name="P3"><text:span text:style-name="T1">懷軒, 我以為我的e-mail天下皆知.我的 e-mail是 hc228@cam.ac.uk,它跟著我九年了,但這e-mail 還能用多久我不知道. 我若換新,會記得跟你說.</text:span></text:p>
      <text:p text:style-name="P3"><text:span text:style-name="T1">等你忙完課業,歡迎來相找.電話我不敢公開,可私下給你,但我不知道該如何與你連絡. 你再寫 e-mail給我好了.</text:span></text:p>
      <text:p text:style-name="P3"><text:span text:style-name="T1">至於生氣,我從國中就創立了忍教,不太會生氣了. 我隨波逐流的能力其實比大家想像中的要好一些. 所謂同流合污,我不太想合污,但同流則毫無問題.</text:span></text:p>
      <text:p text:style-name="P3"><text:span text:style-name="T1">前幾天在台南,兩位好朋友說她們在什麼親綠學者所發起的那個惡心八拉的倒扁聲明之連署名單上看到 "陳真",我說,妳們認為那就是我嗎? 我是那樣的人嗎? 她們似乎以為那真的是我簽的名,以為我是那樣的人.但我不是,那是一些混蛋故意冒用我的名字.</text:span></text:p>
      <text:p text:style-name="P3"><text:span text:style-name="T1">不過我不想去跟主辦者吵這樣一些事. 可我認為,從一個人怎麼做事的態度就能看出他是什麼樣的一個人,如果連這樣的一種冒名惡行都無法管制,甚至層出不窮,那我很懷疑他們做這些事抱著多少的真誠;如果他們真的相信平等真的相信民主,不會把這樣的冒名糟蹋他人名譽看得如此淡薄.</text:span></text:p>
      <text:p text:style-name="P3"><text:span text:style-name="T1">我看到他們跟某些被冒名的名人公開道歉,但我估計他們絕不會對我公開道歉,因為我不是名人,沒有發言份量,被冒名是給你面子,你還想怎麼樣?</text:span></text:p>
      <text:p text:style-name="P3"><text:span text:style-name="T1">可是, 這樣對嗎?</text:span></text:p>
      <text:p text:style-name="P3"><text:span text:style-name="T1">我那兩位好朋友還 "義憤填膺" 地跟我說,有人冒我的名字寫文章.我說,冒我的名字幹各種壞事我都遇過,但好像還沒有遇過有人冒我的名字寫文章,我寫的東西應該很難仿冒才對.</text:span></text:p>
      <text:p text:style-name="P3"><text:span text:style-name="T1">她們說,文章裏常有他媽的或什麼x他x,很粗魯,可能是故意要破壞我的名譽. 我跟學姐聽了都覺得很好玩,學姐說,妳們顯然對陳真認識有誤.我開玩笑補上一句,妳們對我的了解或許正好相反. 也許整個倒過來就是正確的理解了.</text:span></text:p>
      <text:p text:style-name="P3"><text:span text:style-name="T1">陳真</text:span></text:p>
      <text:p text:style-name="P1"><text:span text:style-name="T1">仔仔 | 2006.07.29 09:24 | </text:span><text:span text:style-name="T2">#</text:span></text:p>
      <text:p text:style-name="P2"><text:span text:style-name="T1">人間社記者觀灝綜合外電報導】在義大利北部阿爾卑斯山休假的天主教教宗本篤十六世，對以色列與黎巴嫩真主黨民兵、巴勒斯坦的衝突日益加劇深感憂心，除了呼籲衝突各方立即停火及展開負責任的對話，同時宣布全球普世教會在二十三日「和平祈禱日」，同心為中東地區的和平祈禱、守齋、補贖，獲得各教會響應。</text:span></text:p>
      <text:p text:style-name="P2"><text:span text:style-name="T1">教宗在聲明中說，黎巴嫩人有權看到他們國家的主權受到尊重；以色列人有權在他們自己的國土內和平地生活；巴勒斯坦人也有權擁有一個屬於自己的自由與主權獨立的國家。教宗強調，暴力衝突不能以反恐及報復來合理化。</text:span><text:span text:style-name="T3"><text:line-break/></text:span></text:p>
      <text:p text:style-name="P1"><text:span text:style-name="T1">怡靜 | 2006.07.27 07:39 | </text:span><text:span text:style-name="T2">#</text:span></text:p>
      <text:p text:style-name="P3"><text:span text:style-name="T1">to qegg,</text:span></text:p>
      <text:p text:style-name="P3"><text:span text:style-name="T1">因為留言版這裡來自國外的spam太多（由robot自動貼上的），所以後台裝了一個防堵spam的blacklist名單（攔截成功率約99%)，有一些國外spam常用的英文關鍵字有列入，當初的確也有考慮到部分英文關鍵字可能會影響正常留言，但因為留言版上還是以中文為主，且spam的量實在不少，只好暫時先這樣。如果文章有連結先貼連結，另外把想貼的那幾篇email先e到我們信箱我看一下，看看可能是哪些關鍵字有衝突。當然啦！你要翻成中文後再貼，更好。^_^</text:span></text:p>
      <text:p text:style-name="P1"><text:span text:style-name="T1">qegg | 2006.07.27 05:28 | </text:span><text:span text:style-name="T2">#</text:span></text:p>
      <text:p text:style-name="P2"><text:span text:style-name="T1">Dear webmaster:</text:span></text:p>
      <text:p text:style-name="P2"><text:span text:style-name="T1">I wanted to post some email about Lebanon, but the system doesn't allow me. It claimed that I have some restricted word in that post, which, as I checked, I didn't.</text:span></text:p>
      <text:p text:style-name="P2"><text:span text:style-name="T1">Does that mean I have to translate the email into Chinese to post??</text:span></text:p>
      <text:p text:style-name="P2"><text:span text:style-name="T3"><text:line-break/></text:span><text:span text:style-name="T1">qegg</text:span></text:p>
      <text:p text:style-name="P1"><text:span text:style-name="T1">陳真 | 2006.07.26 11:37 | </text:span><text:span text:style-name="T2">#</text:span></text:p>
      <text:p text:style-name="P3"><text:span text:style-name="T1">謝謝懷軒的種種好意與熱情.</text:span></text:p>
      <text:p text:style-name="P3"><text:span text:style-name="T1">有句話說: 唯有心靈能贏得心靈. 很多初識者跟我碰面後都說: 比 "想像中的陳真要斯文許多",或是 "比想像中的陳真沉默". 斯文大概是相對於暴戾草莽,沉默則相對於雄辯滔滔,但我覺得這些特質不但不衝突,而且二而一,一而二,一體兩面. 斯文只是外在,骨子裏原始野蠻,沉默則是因為沉默者明白自己沒什麼真正值得講的東西,也許正因為這樣的理解使他似乎顯得雄辯,因為既是人為的道理,那就只不過是一種破綻百出的東西.</text:span></text:p>
      <text:p text:style-name="P3"><text:span text:style-name="T1">如果每個人死後都得跟上帝繳交一篇心得報告,回顧一生,我倒有篇現成報告,十分貼近感覺,一個曾經在文明與原始中徘徊的人的感覺.</text:span></text:p>
      <text:p text:style-name="P3"><text:span text:style-name="T1">那是維根斯坦講的一段話,用我的措詞來講大約可以這麼說:</text:span></text:p>
      <text:p text:style-name="P3"><text:span text:style-name="T1">第一次睜開眼,我看見一個美麗世界,就像野獸一樣,在荒野中毫無規矩地長大,隨地可灑尿,看到什麼想吃就吃,不管是樹上的或水底的,全是生命的一部份.</text:span></text:p>
      <text:p text:style-name="P3"><text:span text:style-name="T1">慢慢我懂了規矩,紅燈停綠燈行,什麼時候該做些什麼,我全明白,走在路上,感覺到處都是規矩,但這些規矩如此完美,我對它懷著敬意.</text:span></text:p>
      <text:p text:style-name="P3"><text:span text:style-name="T1">可當路途展開,慢慢地紅綠燈少了,地上指標也跟著減少,除了道路,一無所有. 於是我逐漸遠離城市,來到郊外.</text:span></text:p>
      <text:p text:style-name="P3"><text:span text:style-name="T1">慢慢地,連路也消失了,我走到一片漫無邊際的森林,林中萬物茂盛,只要能走的就是路,我毫無困難地繼續往前行.一路上我看見各種奇妙景象,生命有無數形式.</text:span></text:p>
      <text:p text:style-name="P3"><text:span text:style-name="T1">我繼續往前走,一路上和飛禽走獸結拜兄弟,和花草雲彩併肩而行...</text:span></text:p>
      <text:p text:style-name="P3"><text:span text:style-name="T1">經過很漫長的時間,我又看見了紅綠燈,我似乎又走回城市,馬路變寬了,規矩變得更完善了,一切如此熟悉,但又如此陌生,我究竟是離開了家還是回到家?</text:span></text:p>
      <text:p text:style-name="P3"><text:span text:style-name="T1">我停下腳步,不再行走,很快就恢復了有關規矩的記憶,但我心裏似乎總有個感覺:</text:span></text:p>
      <text:p text:style-name="P3"><text:span text:style-name="T1">沒有這些所謂完美的規矩,生命依然存在,而且天地似乎更為寬廣. 上山下海,只要能走的就是路,生命是野蠻的,原始的.</text:span></text:p>
      <text:p text:style-name="P3"><text:span text:style-name="T1">我講這個只是想說,別把我想得可怕,只要別人不怕悶不怕無聊,認識我就跟認識路邊一隻流浪狗那般容易而且沒有規矩. 唯一的困擾不過就是時間. 我知道大家都很忙,其實我也是,許多時候我的 "忙" 只是需要大量的空閒或空白,就好像一團雲霧需要一個很大的空間才能繚繞那樣. 時間許可的話,我們都挺樂意與人碰面認識,就算當做逛動物園也沒關係.</text:span></text:p>
      <text:p text:style-name="P3"><text:span text:style-name="T1">至於維根斯坦那句話是說: "我想寫一本好的書,但我能改良它的時光已經流逝."</text:span></text:p>
      <text:p text:style-name="P3"><text:span text:style-name="T1">我也總想好好做些事,但千年已過,它仍只是一個夢.</text:span></text:p>
      <text:p text:style-name="P3"><text:span text:style-name="T1">陳真</text:span><text:span text:style-name="T3"><text:line-break/></text:span><text:span text:style-name="T1">於台南大立旅館</text:span></text:p>
      <text:p text:style-name="P1"><text:span text:style-name="T1">懷軒 | 2006.07.24 11:41 | </text:span><text:span text:style-name="T2">#</text:span></text:p>
      <text:p text:style-name="P2"><text:span text:style-name="T1">To: 陳真</text:span></text:p>
      <text:p text:style-name="P2"><text:span text:style-name="T1">來英國一年多了，若真要問我學到了什麼，一時之間我還真不知道從何說起，就專業方面而言，大概沒什麼吧，大概也就是了解了如何做研究寫論文等等。但這一年多來，讓我確定了一些想法和知道自己在台灣不快樂的理由。</text:span></text:p>
      <text:p text:style-name="P2"><text:span text:style-name="T1">我在台灣長大，雖然住在台北，但我對童年的印象總是停留在台南鄉下爺爺的田裡和基隆外公家的漁村。一年中大概有一半的時間我待在這兩個地方，那時的台灣，那時的人們，一切都讓人感覺很舒服。也或許我還是小孩，因此容易感到滿足吧。你曾說過，第一次接觸維根斯坦的哲學，他在書頁開頭的那句話：「我想寫一本好書，但那美好的時代已過去。」(好像是這樣吧？) 讓你感動莫名，我當然不知道讓你感動的究竟是什麼，但是這句話一樣觸動我心裡的某個東西。我到高中時代才開始真的有朋友，一直以來我大概也是人家口中那種人緣好的人，但是我總是時不時有一種空虛寂寞的感覺。大概就是只能一直說些空話屁話言不及義的話卻無法真的談些心理的話。朋友常覺得我憤世嫉俗，我會對一堆”別人認為的小事”生氣，但身邊的人總跟我說 ”你在生什麼氣？這有什麼好生氣的？或是等你有天有錢有權了再來氣呀” 一類的話。我常常回答到一半就講不下去了，因為我知道再講下去也於事無補，只會讓我自己爆血管而已。可我總是納悶 ”你們為何都不會生氣？”，是我心胸狹小還是台灣人真的都這麼寬大慈悲？真的都不會想要花腦袋想想這一些事。腦子裡只有如何賺錢如何出名如何比別人高，認知中的世界就這麼一個電視機大。無法在同一個概念下談事情，就好像你說的，雖然都是說中文，但跟外星文其實沒什麼分別。</text:span></text:p>
      <text:p text:style-name="P2"><text:span text:style-name="T1">我總覺得人與人之間的那份真誠是很重要的，說的話做的事有了真誠才有重量，就好像拿筆寫信一樣，要用力才會留下痕跡。可是現在的人好像不信這套，什麼都要速成，一切不比深度只比速度，不問手段只要目的。說的話做的事像放屁一樣，輕飄飄的虛浮不堪。但是又動不動言談中要讓人覺得他高人一等，我媽說這是自卑感造成的自大狂。你好像也說過。就像我常覺得台灣人其實不太在乎自由不自由民主不民主這件事，除了電視上那些政客名嘴瘋言瘋語和每到選舉的時候大家激情的要死之外，似乎沒有人關心自己身邊周遭一些切身的小事。例如台北市大部分的公園都有一張禁止騎腳踏車和禁止溜狗的牌子，不管是大小公園。在一個號稱民主自由的國家竟然在公園不能做休閒活動，那民眾要去哪騎腳踏車？去哪溜狗？大安森林公園腳踏車進不去只能在外面大馬路邊的瓷磚人行道上繞圈圈吸廢氣，若是剛下過雨還有可能摔死。說是為了保障公園內行人的安全，但卻看得到警察騎機車在裡面簽巡邏箱的單子，扯到不行。公園不能溜狗在台北市這個綠地如此貧乏的城市我真不知道那些養寵物的人要去哪溜。可是你若是為了這種事跟身邊的人談起，99%的人都回答因為台灣人沒公德心，所以才禁止，跟市政府的投訴信回函回答的一模一樣，標準答案。奇怪，公德心本來就每個人都不同，而且沒公德心就不用培養了嗎？禁掉了就會忽然大家都有公德心了？法律與制度都是人訂的，只是保障最低限度的權利與自由，人是活的，觀念與生活人人不同，公德心這種東西本來就不是一蹴可及的，禁掉了還有什麼改善的空間嗎？這只顯示了主事者或單位的迂腐與懶惰，因為凡事禁止是最方便的方法。而臺灣人凡事不願細想隨隨便便接受標準答案的民情，就更促成這種政府的辦事方法。捷運及公車上禁止飲食嚼口香糖也是一樣，自由是有規範的，但所有的生活大小事都有規範，又是哪門子的自由？</text:span></text:p>
      <text:p text:style-name="P2"><text:span text:style-name="T1">在台灣時人家總覺得我是個怪胎，來到英國我反而比較像個正常人。這裡的人尊重個人的存在，不會習慣干涉屬於個人的事務。當然我並不是說英國人比較高尚，也不是說歧視不存在，只是這裡讓我覺得像個有”人”在”生活”的地方。我在台灣常常覺得生氣，來到英國只發過兩次脾氣，卻也都是被台灣人惹毛的，真是不知道哪出了問題。回台灣的日子越近，我卻心情越來越忐忑。</text:span></text:p>
      <text:p text:style-name="P2"><text:span text:style-name="T1">透過一位你們的朋友介紹，我看你和鑑惠學姊的文章有半年了吧。你的很多觀點讓我有很深的認同感，但我無法像你一樣清楚的表達出來，大概我不是學哲學的，沒有像你一樣清楚的邏輯思考能力，或是我的思考能力已經被台灣的社會戕害的支離破碎了。透過你們的網站，也讓我了解了很多我所不知道的以巴世界。我曾經在看完你的文章後吵著說她若要去劍橋找你們時一定要讓我跟，搞的自己活像要去動物園看大象似的。忽然覺得我自己這種想要去認識別人而且把別人當成是同類的心態，真是可笑到不行！</text:span></text:p>
      <text:p text:style-name="P2"><text:span text:style-name="T1">我目前在忙課業的最後階段，九月初就會全部結束。若你們不嫌棄的話，到時後希望也能為這網站做點什麼，但我是電腦白痴，跟電腦有關的部份大概就別指望了。大概就只能做做文書處理之類的吧。落落長的一大串留言，大概也辭不達意，想說的太多，但寫得出來的太少。本來是想私下寫信給你的，但我沒地址，也沒你的email。所以只好在這留言，希望你們不會介意。若覺得不妥，就請刪掉也沒關係。</text:span></text:p>
      <text:p text:style-name="P2"><text:span text:style-name="T1">祝 順心</text:span></text:p>
      <text:p text:style-name="P2"><text:span text:style-name="T1">懷軒 23rd, July ‘06</text:span><text:span text:style-name="T3"><text:line-break/></text:span></text:p>
      <text:p text:style-name="P1"><text:span text:style-name="T1">怡靜 | 2006.07.23 00:49 | </text:span><text:span text:style-name="T2">#</text:span></text:p>
      <text:p text:style-name="P3"><text:span text:style-name="T1">幾年前我在網路上張貼一些有關反種族歧視的文章，於是有個在美國留學的台灣網友斥責我沒有平衡報導（我靠，我又不是記者，再說文章內容也不是捏造的），還有網友（應該也是在國外的台灣留學生）私下寫信來說，因為我們在國外沒有繳稅，所以遇到這種事（種族歧視）也不能怪這些老外啊！我只有臉上三條線 ^^|||</text:span></text:p>
      <text:p text:style-name="P3"><text:span text:style-name="T1">老實說巴以衝突的癥結點或者難民返鄉的問題，我不知道要如何解決，也不是我關心的重點（否則我應該去從政），我比較關心人權方面的議題（同樣的，我也不知道該如何解決，但起碼一些基本的道德良知，身為"人"總該有吧？！譬如說你要禁運制裁某個歐美強權定義下的邪惡國家，但總不能禁運藥品或基本的民生需求吧！？你要轟炸某個國家，你可以轟炸一些軍事基地，但你可以去轟炸學校、醫院、水電廠、平民住家嗎？！當然啦！你也可以啦，只要宣稱那是戰爭附帶的損失或者是誤炸就可以了。）</text:span></text:p>
      <text:p text:style-name="P3"><text:span text:style-name="T1">我不敢保證我們網站上的文章（許多是翻譯自國外）裡面的資料數據完全正確，這點歡迎各位指正，但既然是我們挑選過才翻譯，起碼內容不會是刻意捏造，至於文中撰寫者所表達出的觀點，讀者同不同意就是另外一回事了。</text:span></text:p>
      <text:p text:style-name="P3"><text:span text:style-name="T1">我個人並不反對以色列建國，雖然我自己十分痛恨人家說什麼我以我的國家為榮，我以我的血統、階級、學校....blah blah...為榮，在我看來這些都是悲劇的開端。但誠如某個不知名人士在紐約街頭的某張電視科幻影集宣傳海報上的塗鴉："Sure the Israelis need a homeland... Don’t the Palestinians deserve a place to live too? (we’re just humans after all!)" 我們都是人啊！</text:span></text:p>
      <text:p text:style-name="P3"><text:span text:style-name="T1">p.s.談難民問題不引用聯合國決議文，我也不知道要引用什麼？雖然聯合國一點作用都沒有。不信？請看這張</text:span><text:a xlink:type="simple" xlink:href="http://www.kottke.org/plus/misc/images/independent-ig.jpg"><text:span text:style-name="T2">英國獨立報7月21日的頭版圖片</text:span></text:a><text:span text:style-name="T1">標題是"誰支持中東立即停火？"</text:span></text:p>
      <text:p text:style-name="P3"><text:span text:style-name="T1">上天保佑中東的老百姓！！</text:span></text:p>
      <text:p text:style-name="P1"><text:span text:style-name="T1">仔仔 | 2006.07.22 17:26 | </text:span><text:span text:style-name="T2">#</text:span></text:p>
      <text:p text:style-name="P2"><text:span text:style-name="T1">你們的網上談難民的事時總是引用聯合國的決議文：難民如果希望回到他們的家，並與鄰人和平相處，應該被允許在可行的最早時間回去。可是你們是否有沒有想過一個問題，目前巴勒斯坦難民總數達到400多萬這些難名一旦返鄉，請問房子、就業、食物飲水這些要從哪裡來已以色列目前的能力短時間內根本辦不到，而且也超過當地的環境負合力。</text:span><text:span text:style-name="T3"><text:line-break/></text:span><text:span text:style-name="T1">而且你們網上說：目前，世界各地約有五百萬的巴勒斯坦難民，大多數居住在西岸、迦薩地區、埃及、約旦、敘利亞等地的難民營當中。但是根據UNRWA的估計西岸、約旦、敘利亞的難民有70─80百分比是住在難民營外只有迦薩、黎巴嫩的難民有約40百分比是住在難民營外。</text:span><text:span text:style-name="T3"><text:line-break/></text:span><text:span text:style-name="T1">你們還忽略一個最重大的問題，一旦難民返鄉了，他們是否能原諒猶太人，以及和他們和諧共處。這是一個說起來容易做起來卻很困難的事。</text:span><text:span text:style-name="T3"><text:line-break/></text:span><text:span text:style-name="T1">最後你們似乎忽略了猶太人對以色列的感情，猶太人為何那麼支持錫安主義因為過去他們很長的時間在基督教世界遭受到期是和迫害。所以他們普遍有一個想法：只有建立一個國家，他們才可以自己親自掌握自己的命運，免於像過去在別人的土地上任人擺佈。有一句成語：一朝被蛇咬，十年怕草繩或許可以說明這種心態。</text:span></text:p>
      <text:p text:style-name="P1"><text:span text:style-name="T1">陳真 | 2006.07.18 12:36 | </text:span><text:span text:style-name="T2">#</text:span></text:p>
      <text:p text:style-name="P3"><text:span text:style-name="T1">台灣社會缺乏歷史感, 但卻又很喜歡用虛構的歷史罵人. 二十年前的事感覺就像兩千年前的事一樣, 任憑當權者及主流媒體自行瞎掰, 常與寫小說無異. 明明什麼也沒做, 卻瞎掰成豐功偉業, 明明窩囊膽小, 卻說昔日多麼英勇, 只因自己是名人或掌權得勢的一方, 於是把所有別人的犧牲和付出, 編織成 “自己的” 歷史, 或乾脆化約等同於 “自己” , 成為 “偉大” 的一方, 進而宣稱擁有真理的所有權, 他人不得異議.</text:span></text:p>
      <text:p text:style-name="P3"><text:span text:style-name="T1">個人如此, 媒體也一樣, 比方說中時, 動輒自己捧自己, 捧得十分偉大, 但事實是這樣嗎? 正好相反. 中時和聯合都曾經長年扮演統治者的打手, 抹黑造謠不餘遺力不是嗎? 國民黨當政有幾年, 這兩個混蛋報紙就為害台灣有幾年. 這難道不是一種普通常識?</text:span></text:p>
      <text:p text:style-name="P3"><text:span text:style-name="T1">我曾給 “北社” 的李筱峰上過幾堂公民課, 因為他曾跳出來罵中小學老師, 說他們 “寡廉鮮恥”, 說他們 “沒資格上街頭” 爭權益, 因為 “老師” 過去是國民黨的 “幫凶”.</text:span></text:p>
      <text:p text:style-name="P3"><text:span text:style-name="T1">問題是, 每個人有些什麼權利是完全平等的, 這難道不是基本公民常識? 你的人權不會因為你曾經做過什麼犧牲而得到加分, 你的言論自由也不該因為你曾經支持壞政府而受到剝奪或歧視. 但依附民進黨當權者的諸多文人雅士, 這幾年卻異常凶悍, 總喜歡以革命者自居, 動不動就罵那些批評當權者的人沒資格講話.</text:span></text:p>
      <text:p text:style-name="P3"><text:span text:style-name="T1">這很齷齪, 因為如果真的要依據勇敢與奉獻程度來論斷誰比較有資格講話, 那根本輪不到這幾年突然喊打很殺很 “衝” 很 “猛” 的這些 “愛台灣” 人士. 一切不過才二、三十年前的事不是嗎? 我們都還活著, 可別忙著竄改歷史.</text:span></text:p>
      <text:p text:style-name="P3"><text:span text:style-name="T1">台灣哪個學生第一個站出來公開主張台獨呢? 根據黨外雜誌記載, 就是小弟本人. 誰是唯一一個公開加入 “1986年五一九反戒嚴” 龍山寺抗爭的學生呢? 是小弟本人. 誰是台灣最後一個 (台獨) 叛亂案的當事人呢? 仍是小弟本人.</text:span></text:p>
      <text:p text:style-name="P3"><text:span text:style-name="T1">以上這些事, 我當時都還只是個大學生, 但時下這些喜歡大小聲罵人的什麼北社南社等等等, 他們至少都大我十幾二十歲不是嗎? 當我們建黨, 當我們喊台獨, 當我們組黨行軍, 當我們台獨行軍, 當我們為環保抗爭流血, 當我們為雛妓為兒童人權退學, 當我們第一次站出來在街頭為反對戒嚴流血流汗時, 這些人幾乎一概缺席, 甚至是站在統治者那一邊不是嗎? 可是, 他們如今卻異常勇猛, 對不動就要人閉嘴, 彷彿自己是什麼英勇的革命烈士、只有他們才有資格講話似的, 實在很噁心.</text:span></text:p>
      <text:p text:style-name="P3"><text:span text:style-name="T1">記得有一次寫了篇 “說點社運的風涼話”, 馬上有個環保聯盟的幹部寫信罵我, 說我什麼也沒做, 只會說風涼話. 我問他那你做了什麼? 他說他是環保聯盟的幹部. 可是, 我是19年前環保聯盟的25位創始人之一, 貢獻會比你小嗎? 環保聯盟總會的章程是五次籌備會一個字一個字大家協商出來的. 我一分鐘也沒缺席, 當年的各種會議文件發起人簽名等, 我都還保留著.</text:span></text:p>
      <text:p text:style-name="P3"><text:span text:style-name="T1">你能批評我講的話, 但你不能根據我的貢獻多少來決定我是否有發言批評的權利. 再說, 真要論貢獻, 我會比你少嗎?</text:span></text:p>
      <text:p text:style-name="P3"><text:span text:style-name="T1">還有一次, 醫界聯盟跟陳水扁瞎搞些族群挑撥的政治動員, 我寫文章批評, 醫界聯盟有個署名蔡篤堅的人公開對我破口大罵, 進行人身攻擊, 末了還姿態頗高地寫著 “陽明醫學院教授” 之類. 可是, 這實在很荒唐, 我就是醫界聯盟39位發起人之一啊. 當我們發起醫界聯盟時, 請問蔡教授當時人在哪呢? 他難道不知道我們十幾年前創立醫界聯盟的宗旨根本不是為了政治, 而是為了文化、人權與社會各種弱勢者的基本權益?</text:span></text:p>
      <text:p text:style-name="P3"><text:span text:style-name="T1">李鎮源教授是這麼跟我說的, 說是要籌組一個跟日據時期的文化協會一樣性質的醫界團體, 於是我以剛畢業的幼齒身份受其所邀, 加入醫界大老雲集的籌備會議. 可是, 不出幾年, 醫界聯盟卻變成民進黨的尾巴團體, 對異議份子喊打喊殺不遺餘力.</text:span></text:p>
      <text:p text:style-name="P3"><text:span text:style-name="T1">至於李筱峰, 大我十幾歲, 我剛上大一就認識他, 他當時已是研究生, 還曾把他的論文草稿寄給我看. 我不否認在觀念上我受他的某種重要啟發, 但如果真要論出生入死及實質的各種抗爭經驗或社運資歷, 他如果能叫別人閉嘴, 那我絕對也可以叫他閉嘴. 可是, 如果要這樣比來比去, 那是不是只有林書揚才有資格講話? 他關了三十幾年不是嗎?</text:span></text:p>
      <text:p text:style-name="P3"><text:span text:style-name="T1">我常覺得, 世界彷彿不存在, 存在的只是一台電視及一些報紙, 塑造出所謂 “世界”. 在這樣的塑造過程中, 就跟編連續劇一樣, 塑造出許多不可思議的情節與人物, 但它畢竟只是一種連續劇, 而不是真實歷史.</text:span></text:p>
      <text:p text:style-name="P3"><text:span text:style-name="T1">歷史不是這麼一回事, 你只能說那是名人或權勢者自行虛構的一種極其simple-minded的小說. 但我對 “歷史” 這東西的觀念還蠻寬廣, 在我看來, 只要有此一說, 便是歷史. 可是, “此一說” 不該排除顯然更為真實的 “另一說”.</text:span></text:p>
      <text:p text:style-name="P3"><text:span text:style-name="T1">我沒沒無聞, 但我不笨, 我完全了解台灣人的心思, 我完全能了解一個沒沒無聞者講起這些個人滄桑其實只是自取其辱, 搞不好你會以為我在吹牛 (其實我的經歷罄竹難書), 但歷史不應只是屬於權勢者或名人; 歷史就是歷史, 歷史本質就是一種小說, 但它畢竟 “不等於” 小說, 它該有著最為基本的真實與真誠.</text:span></text:p>
      <text:p text:style-name="P3"><text:span text:style-name="T1">我看底下紀老師罵北社, 聽了很爽. 若我來罵, 你們或許不信, 因為我是無名人士, 但紀老師罵, 你們總該信吧?</text:span></text:p>
      <text:p text:style-name="P3"><text:span text:style-name="T1">台灣人或許應該對歷史多一點尊重和渴望, 不要單向接受主流媒體或權勢者或IQ零蛋記者之洗腦與竄改. 我們若對歷史如此無知, 對過去無知, 就是對現狀無知, 對現狀無知, 那就像矇著眼睛走向一個危機四伏的未來.</text:span></text:p>
      <text:p text:style-name="P3"><text:span text:style-name="T1">我手寫我心, 我沒辦法講連我自己都不信的事. 但你畢竟不是我, 你甚至不需要相信我講的; 胡適說得對: “不要把別人的眼睛當成自己的眼睛, 不要把別人的大腦當成自己的大腦.” 不管是看的想的吃的喝的, 最好都不要讓人替你代勞.</text:span></text:p>
      <text:p text:style-name="P3"><text:span text:style-name="T1">殷海光課堂上喜歡說一句話: “做一個不受人惑的人”. 人們如果能多一點自己看自己想的能力, 或許名人政客或媒體等等這些壞東西就不會那麼容易玩弄我們於股掌之上.</text:span></text:p>
      <text:p text:style-name="P3"><text:span text:style-name="T1">可我對此挺悲觀, 因為似乎看不到絲毫改變的跡象, 黑暗如昔, 看不到半點光, 人們每天還是活在庸俗的、猥瑣的、狹隘的、窩囊的、純屬虛構的連續劇裏, 彷彿沒有過去, 沒有現在, 也沒有未來.</text:span></text:p>
      <text:p text:style-name="P3"><text:span text:style-name="T1">陳真 2006 7 18</text:span></text:p>
      <text:p text:style-name="P3"><text:span text:style-name="T1">-------------------</text:span></text:p>
      <text:p text:style-name="P3"><text:span text:style-name="T1">中廣新聞網 2006 / 07 / 17 (星期一)</text:span><text:span text:style-name="T3"><text:line-break/><text:line-break/></text:span><text:span text:style-name="T1">紀萬生批北社：台灣最苦難時這些人在哪兒？</text:span><text:span text:style-name="T3"><text:line-break/><text:line-break/></text:span><text:span text:style-name="T1">社運人士紀萬生日前曾要求陳水扁總統下台，今天還針對北社對他的抨擊做出回應，紀萬生表示，當初他們為台灣的民主運動拼死拼活的時候，這些人在哪裡？同時對阿扁這六年的執政，再度表達沈痛的絕望。</text:span></text:p>
      <text:p text:style-name="P3"><text:span text:style-name="T1">（廖彥翰報導）</text:span></text:p>
      <text:p text:style-name="P3"><text:span text:style-name="T1">社運人士紀萬生，先前曾公開要求陳水扁總統下台，結果遭到北社的抨擊，針對此事，紀萬生也做出回應。他反批，陳水扁掌權這六年，這些人跟著吃香喝辣，他才要反問，台灣最苦難的時候，這些人到底在哪裡？</text:span><text:span text:style-name="T3"><text:line-break/></text:span></text:p>
      <text:p text:style-name="P1"><text:span text:style-name="T1">陳真 | 2006.07.17 05:59 | </text:span><text:span text:style-name="T2">#</text:span></text:p>
      <text:p text:style-name="P2"><text:span text:style-name="T1">一個人的勇氣不一定表現在某種行為上, 有些時候, 廟裏打坐的和尚會比恐怖份子更 “恐怖”, 但可別把這當成一種懦弱的藉口.</text:span></text:p>
      <text:p text:style-name="P2"><text:span text:style-name="T1">你不一定贊成某些行為, 但你很難否認裏頭某種精神之可貴. 紀老師能做或會做些什麼我不知道, 但這十幾年來聽多了漂亮話, 許多時候我們對話語這東西已經習慣把它當成如屁般的一種氣體. 但這不是常態, 老一輩的黨外人士 (當然不是檯面上這些人, 更不是政治明星們), 那些真正懷抱熱情或理想的黨外人士卻不是這樣.</text:span></text:p>
      <text:p text:style-name="P2"><text:span text:style-name="T1">在過去, 聽周遭同志們講話, 有時免不了擔心他們的安危, 因為就算礙於各種客觀條件不一定能實踐諾言, 但你不會懷疑他們講這些話之由衷與憤慨.</text:span></text:p>
      <text:p text:style-name="P2"><text:span text:style-name="T1">1986年解嚴之後, 批評政治的危險性沒了, 安全了, 有油水可撈了, 於是它媽的一堆 “知識份子” 開始跑出來擺姿勢, 我過去從未聽過的兩個字 “論述”, 突然像禽流感那樣, 四處污染, 變成很炫的一種東西, 於是所謂 “論述” 完全取代了人們對基本是非的熱情, 反對運動的舞台逐漸變成姿勢份子的化粧台, 整天作文比賽, 彷彿看誰最會講屁話講蠢話講狠話, 權力與榮耀就屬於他似的. 簡單的道理故意總是講得好像很難 (低智商的特徵), 彷彿政治或公眾事務是菁英們或甚至只是名人們的事, 與你我無關, 彷彿只有名人、明星、要角或姿勢份子才有講話的份量與智慧似的.</text:span></text:p>
      <text:p text:style-name="P2"><text:span text:style-name="T1">於是, “姿勢” 份子開始取代了反抗份子. 知識份子嘛, 當然就是擺姿勢, 在安全時刻擺pose, 發表些不痛不癢的宣言啦聲明啦論述啦分析啦 (如果把這類聲明編集成書, 肯定比台北市的電話號碼簿還厚), 講些低智能的傻話, 但卻洋洋得意於自己救國救民之高瞻遠矚.</text:span></text:p>
      <text:p text:style-name="P2"><text:span text:style-name="T1">陳文茜今天都還在電視上說 “知識份子總是在危急存亡的時刻站出來, 提出深刻的思想指導”, 我聽了真是很想吐. 陳文茜會紅不是偶然, 因為她不折不扣也是個姿勢份子, 包括他們所要反對的對手在內, 其實都是同一國的. 魯迅說得沒錯, 我家後院有兩棵樹, 一棵是棗子樹, 另一棵也是棗子樹.</text:span></text:p>
      <text:p text:style-name="P2"><text:span text:style-name="T1">不要根據表面立場來畫分 “敵我”, 因為敵對的立場其實往往是雙胞胎不是嗎? 就好像愛台灣跟愛中華只是同一種東西的不同稱呼, 骨子裏是一樣的.</text:span></text:p>
      <text:p text:style-name="P2"><text:span text:style-name="T1">但紀萬生不是姿勢份子那樣的人, 老一輩的反抗者, 即使他的想法你不一定認同, 但你得承認, 他們終究和充斥我們四周這些名人或姿勢份子是很不一樣的人.</text:span></text:p>
      <text:p text:style-name="P2"><text:span text:style-name="T1">有位好朋友在美麗島事件中坐了幾年牢, 他說一度與紀老師同牢房, 有一天, 紀老師被獄卒帶出去, 不久後回來, 他差點認不出來, 因為紀老師被揍得整個臉都變形浮腫.</text:span></text:p>
      <text:p text:style-name="P2"><text:span text:style-name="T1">陳真 2006 7 16</text:span></text:p>
      <text:p text:style-name="P2"><text:span text:style-name="T1">棄扁／扁不知悔改？　紀萬生嗆聲：出手絕對刀刀見血...</text:span></text:p>
      <text:p text:style-name="P2"><text:span text:style-name="T1">親綠學界籲扁下臺，陳水扁今明兩天忙滅火，並考慮直接與連署學者見面。</text:span></text:p>
      <text:p text:style-name="P2"><text:span text:style-name="T1">美麗島事件受刑人紀萬生認為阿扁沒有悔意，準備以個人名義號召群眾包圍法務部長施茂林、調查局長葉盛茂住所。</text:span></text:p>
      <text:p text:style-name="P2"><text:span text:style-name="T1">紀萬生也說，接下來的行動會絕對保密，但只要他放話說，「只要他出手做，肯定是一鞭一條痕、一刀一見血，讓這些人白天做壞事，晚上做惡夢。」</text:span></text:p>
      <text:p text:style-name="P2"><text:span text:style-name="T1">親綠學界昨天發表倒扁聲明，陳水扁緊急找來獨派大老因應變局。</text:span></text:p>
      <text:p text:style-name="P2"><text:span text:style-name="T1">總統府秘書長陳唐山轉述說，獨派大老建議陳總統直接與親綠學界見面，並屢行「制憲」的競選支票，大老們認為雖然有點晚了，但仍希望陳總統加把勁，陳總統也接受這樣的建言。</text:span></text:p>
      <text:p text:style-name="P2"><text:span text:style-name="T1">不過，這些滅火動作看在紀萬生眼裡，很不是滋味，他認為沒看到陳總統的悔意，因此，他準備以個人名義進行下一步的動作。</text:span></text:p>
      <text:p text:style-name="P2"><text:span text:style-name="T1">紀萬生表示，「一個政府侵犯人民的權利或司法不獨立，人民就有起來抵抗的權力，昨天有電台主持人來告訴我，他們已經調查到施茂林與葉盛茂的住址，人也已聚集到一定人數，隨時可包圍。」</text:span></text:p>
      <text:p text:style-name="P2"><text:span text:style-name="T1">紀萬生不肯透露下一步，不過，他說，「只要一出招，絕對是驚天動地。」紀萬生也說，「應該會讓他們白天做壞事，晚上做惡夢，一定要一鞭一條痕、一刀一見血，鞭鞭著痕刀刀見血，這樣才會給他們震撼。」</text:span></text:p>
      <text:p text:style-name="P2"><text:span text:style-name="T1">紀萬生也說，早就做好了付出相當代價的準備，不會像學者們，只是說說而已。</text:span><text:span text:style-name="T3"><text:line-break/><text:line-break/></text:span><text:span text:style-name="T1">TVBS新聞 2006 / 07 / 16 (星期日)</text:span></text:p>
      <text:p text:style-name="P2"><text:span text:style-name="T1">總統不辭！嗆扁親綠學者再議下一步</text:span><text:span text:style-name="T3"><text:line-break/></text:span><text:span text:style-name="T1">總統府秘書長陳唐山下午轉述陳總統宴請獨派大老時，與會人士一致認為陳總統不必下台，陳總統也不會因為挺綠學界嗆聲請辭下台，而發起呼籲總統下台的美麗島事件受難者紀萬生，則是更加足批判火力，表示將以個人名義做出更大抗爭。</text:span></text:p>
      <text:p text:style-name="P2"><text:span text:style-name="T1">陳總統宴請獨派大老，與會人士一致認為總統不必下台，剛連署發表聲明，呼籲總統下台的親綠學者，怎麼看下一步？</text:span></text:p>
      <text:p text:style-name="P2"><text:span text:style-name="T1">台大社會系助理教授范雲：「我想再來的部分就是說，也許我們有不同的想法，再來討論。」</text:span></text:p>
      <text:p text:style-name="P2"><text:span text:style-name="T1">態度謹慎，從長計議，不過發起人之一的美麗島事件受難者紀萬生，倒是有話直說，持續高分貝開砲。</text:span></text:p>
      <text:p text:style-name="P2"><text:span text:style-name="T1">紀萬生說，如果司法禁衛軍要繼續當當權者的哈巴狗，將不排除發動群眾，包圍法務部長施茂林以及調查局長葉盛茂的家。</text:span></text:p>
      <text:p text:style-name="P2"><text:span text:style-name="T1">紀萬生還火力全開表示「沒有鬥爭就沒有妥協」、「要作戰就不怕子彈打到我的頭」。</text:span><text:span text:style-name="T3"><text:line-break/></text:span></text:p>
      <text:p text:style-name="P1"><text:span text:style-name="T1">鑑慧 | 2006.07.17 05:07 | </text:span><text:span text:style-name="T2">#</text:span></text:p>
      <text:p text:style-name="P3"><text:span text:style-name="T1">感謝雋梅費心完成第二篇AI人權報告. 今年AI報告有別於往年, 將巴勒斯坦地區分為兩部分, 做的不是區域上的, 而是責任上的區隔, 第一部分主要針對以色列政府所應負責之人權狀況, 另一報告則是巴勒斯坦自治政府所應負責的部分. 如此一方面尊重巴勒斯坦當局為一政治實體, 另一方面也要求她擔負其所應盡之責任.</text:span></text:p>
      <text:p text:style-name="P3"><text:span text:style-name="T1">另外感謝仔仔提供大家美國國務院人權報告的網址. 美國的年度報告與AI或人權觀察組織的報告相比, 內容涵括更廣, 幾乎所有基本人權項目都有cover到. 但是AI報告的簡潔, 似乎更符合我們的目的, 那就客觀呈現以巴衝突下兩方政府所牽涉的人權侵害狀況. 誰從事恐怖攻擊, 誰傷及無辜, 種種人權傷害類型與比例, 一目了然. 另一方面, 美國對人權的工具式利用也是讓人反感, 一方面可以藉之打擊敵對國, 一方面自己和自己的朋友卻可以為所欲為. 以色列最近新一波的攻擊, 造成死傷無數, 巴勒斯坦因為轟炸, 因為停水停電, 因為醫療癱瘓, 因為經濟停頓, 因為更深的貧窮, 再度瀕臨人道危機, 美國前幾天卻在聯合國動用否決權, 反對決議譴責以色列. 再想到伊拉克, 阿富汗, 違反一切人權標準的關塔那摩監獄……美國不要自己作惡恐怕這世界人權水平就會大大提升, 世界也會和平許多!</text:span><text:span text:style-name="T3"><text:line-break/></text:span></text:p>
      <text:p text:style-name="P1"><text:span text:style-name="T1">陳真 | 2006.07.16 11:08 | </text:span><text:span text:style-name="T2">#</text:span></text:p>
      <text:p text:style-name="P2"><text:span text:style-name="T1">紀老師為人正直, 當年很多黨外人士都是這樣的人, 但那些人幾乎都不是所謂知識份子, 至少我想不出來五個. 我不是說他們不識字, 我是說他們不在文字裏打滾, 不會搞什麼論述.</text:span></text:p>
      <text:p text:style-name="P2"><text:span text:style-name="T1">處在那樣一個環境, 看著周遭同志這些工人農民或所謂 “地痞流氓” (當時許多黨外人士沒有固定職業, 四處打零工), 我常覺得人與人怎麼差這麼多?! 為什麼這些人這麼好這麼善良正直, 而我另一方面所處的醫界和學界卻到處都是窩窩囊囊的混蛋.</text:span></text:p>
      <text:p text:style-name="P2"><text:span text:style-name="T1">我的好朋友詹益樺自焚後, 我寫了篇文章紀念他, 登在當時的《新潮流雜誌》, 就談到這個想法. 人真是差很多, 那些所謂基層的人, 他們言語單純, 老實得讓你覺得自慚形穢, 但另一方面, 那些什麼學者或知識菁英或教授, 卻一個比一個窩囊膽小, 一個比一個貪婪, 他們總是滿口漂亮話, 知道怎麼既謀求安全而且又有美名, 言語膨風, 充滿虛榮.</text:span></text:p>
      <text:p text:style-name="P2"><text:span text:style-name="T1">當時敢參與黨外的學者, 只有一個李鴻禧, 其他所有學者全是忠黨愛國人士或明哲保身. 新潮流大概是唯一會拿筆的黨外人士. 新潮流這些人我大多認識, 有些還頗有私交, 但我對他們的敬意早在十年前就已消失殆盡. 他們話講得很漂亮, 擅於用所謂 “理念” 進行鬥爭. 一旦掌權, 卻比誰都惡劣. 過去什麼左派啦社會主義啦非暴力抗爭啦民權運動啦原住民當家作主啦拉美革命啦人民革命解放神學啦, 全是放屁, 全是鬥爭工具, 這也因此讓我對這群朋友更加感冒. 我不是說他們全是壞人, 他們大多是好人, 但卻拼命做壞事.</text:span></text:p>
      <text:p text:style-name="P2"><text:span text:style-name="T1">李敖在當年 “新潮流” 還挺有理想時就一直罵這些人是混蛋, 我當時常感納悶, 比起 “美麗島” 那些傳統政治人物, 比如黃信介, 新潮流不是既清新又有理想嗎? 怎麼會反而是混蛋第一名呢? 但幾年後我卻挺佩服李敖的識人能力.</text:span></text:p>
      <text:p text:style-name="P2"><text:span text:style-name="T1">李敖也罵過朱高正的國會暴力, 說那將帶來惡果, 國會將淪為小丑競技場. 我當時也很納悶, 跟國民黨有什麼好講的? 揍兩下又何妨? 可是, 不出幾年, 我不得不佩服李敖的遠見, 老賊走了, 小賊卻比老賊更齷齪.</text:span></text:p>
      <text:p text:style-name="P2"><text:span text:style-name="T1">我不是說李敖永遠是對的 (我發現他有很多想法 “可能” 是錯的), 我只是要說, 不要輕忽一個正直的人的肺腑之言. 維根斯坦有些話講得很對, 他說: “不要輕忽一個當真的人講的話.” “不要任意批評一個當真的人講的話, 因為你很可能根本不知道你在批評什麼.”</text:span></text:p>
      <text:p text:style-name="P2"><text:span text:style-name="T1">李敖對尤清對彭明敏姚嘉文對許許多多當時在我看來還不錯的黨外人士照樣充滿惡評. 當時實在覺得莫名其妙, 為什麼呢? 為什麼李敖罵他們是混蛋呢? 他們的確有些事做得不太對, 但這樣那樣一些 “小事” 能得出那樣難聽的結論嗎? 但後來我還是得佩服李敖的遠見.</text:span></text:p>
      <text:p text:style-name="P2"><text:span text:style-name="T1">這其實沒什麼特殊之處, 問題是, 當你人在圈子 “裏頭” 時, 反而不容易看清事情. 腦袋裏想的全是我們要贏、要達成什麼理想、要揭發國民黨的什麼醜事等等, 但後來我慢慢明白, 原來這些所謂理想只是一種工具, 用以圖謀權位和個人各種好處, 不管圖的是什麼, 它終究有所圖, 它終究只是一種工具. 於是我也越來越能了解所謂讀書人的猥瑣窩囊和卑鄙. 他們若不是那麼猥瑣窩囊, 斷然不會寫起東西總是一堆漂亮理念或膨風空洞的字眼. 一個人怎麼講話, 其實就十足反映了他這個人的品味.</text:span></text:p>
      <text:p text:style-name="P2"><text:span text:style-name="T1">以上都還是屬於黨外的歷史. 一直到了八零年代末, 政治風氣突然大幅開放, 於是蒼蠅蚊子都來了. 原本每次都僅有幾隻小貓的什麼學生小騷動, 突然變得熱門時髦. 接下來的歷史就是各位所經歷的, 其惡臭難聞, 我實在很不想談.</text:span></text:p>
      <text:p text:style-name="P2"><text:span text:style-name="T1">但你看, 底下紀老師講的這些憤慨, 不是仍然一直在我們眼前不斷地進行嗎? 犧牲的是別人, 是那些不會論述甚至拿筆比拿鋤頭重的人, 但是收割成果, 把功勞全攬在自己身上的卻是另一批從未付出多少代價的明星或名人雅士或知識菁英, 全是一些口舌流利、喜歡論述、衣著光鮮、很有明星架勢或頗會煽動群眾的混蛋. 不過才幾十年的歷史不是嗎? 我們都還活著, 但歷史早已被他們以及與他們氣味相投的主流媒體給竄改成 “他們” 的歷史, 變成 “他們” 的豐功偉業。但那不是歷史, 那是依據當下權位為主軸而純屬虛構的小說.</text:span></text:p>
      <text:p text:style-name="P2"><text:span text:style-name="T1">這當然不是混蛋們的錯, 而是應該說, 有什麼樣的文化, 自然就會捧出什麼樣的人, 混蛋社會當然就瞎捧出一堆混蛋, 虛榮浮誇的社會自然就會以虛榮浮誇的八卦方式看待世界.</text:span></text:p>
      <text:p text:style-name="P2"><text:span text:style-name="T1">許多黨外朋友現在是檯面上當權人物, 他們曾經付出青春血淚, 但即便如此, 他們照樣背叛了自己過去的諸多諾言與理想. 我常想, 如果連這樣曾經有著勇氣與熱情的人都如此, 那麼, 那些原本就猥瑣窩囊的年輕一代所謂 “知識份子”, 他們的人品這麼差這麼窩囊貪婪這麼虛榮膨風這麼會自抬身價 (我相信他們沒有前科, 但人品不是看有無前科), 要是掌權了, 這個國家恐怕又是一場災難.</text:span></text:p>
      <text:p text:style-name="P2"><text:span text:style-name="T1">可悲的是, 我大概可以預見他們將逐步在各個層面包括學界醫界政界掌握各種權力, 但我真不敢想像這些人品遠比老一輩人更差的年輕一代混蛋, 要是當起掌櫃來, 這國家不知道會變成什麼樣.</text:span></text:p>
      <text:p text:style-name="P2"><text:span text:style-name="T1">這不是危言聳聽, 而我也不是指誰是好人誰是壞人, 我是說, 好人壞人幾乎已經沒有意義了, 整個社會的品味已經限制了他們必然會做這樣那樣的壞事, 就好像這社會若不是有著這樣的品味, 趙玉柱憑什麼四處當顧問領乾薪? 趙健銘憑什麼干涉政商事務如此之深? 這並不是因為他們是壞人, 而是因為在這樣一種社會中, 除非你有很強的道德自覺和自尊, 否則你很難不去成為一個這個社會所希望你成為的人. 這就好像陳水扁會紅絕不是偶然, 他本來是個行事正直的好人, 但為了迎合社會主流慢慢變壞了, 當他壞到一個很壞的程度時, 他就紅了, 上台了.</text:span></text:p>
      <text:p text:style-name="P2"><text:span text:style-name="T1">如今他繼續壞下去, 於是人們又說要他下台, 問題是, 不管誰上台其實都還是一樣狗皮倒灶, 除非我們改變對是非善惡的態度, 改變對人事物重要性的評價標準, 不要老是把名人或有權有勢者捧得好像我們的生活中不能沒有他們似的. 你看, 每天都是島內政治新聞, 活在台灣感覺就好像活在山洞裏似的, 世界彷彿只有這麼大, 彷彿這島上只有這些人這些事才是重要的.</text:span></text:p>
      <text:p text:style-name="P2"><text:span text:style-name="T1">親友中若有人開業或開店, 常要我去跟這些當權的朋友套交情, 比方說跟他們要匾額, 我被迫去要過幾次, 覺得很羞恥很窩囊, 但我沒辦法完全抗拒台灣社會這種奇特的品味, 人們心裏彷彿總是充滿著誰是明星, 誰是名人、誰是有辦法的人、成功的人、重要的人、有影響力的人、有份量的人等等, 然後心生羨慕, 覺得這才是做人的目標.</text:span></text:p>
      <text:p text:style-name="P2"><text:span text:style-name="T1">如果不改變這種怪異的扭曲心態和莫名其妙的貴賤區別, 如果不改變我們看待人事物重要性的方式, 我不相信我們能逃脫這一切已經行之多年、來自各個生活層面的折磨和痛苦. 這樣一種單一價值的、徹底不平等的歧視性社會, 很難容許你過著一種正直而不受扭曲或貶或捧的生活.</text:span></text:p>
      <text:p text:style-name="P2"><text:span text:style-name="T1">陳真 2006 7 16.</text:span></text:p>
      <text:p text:style-name="P2"><text:span text:style-name="T1">中時電子報 2006 / 07 / 16 (星期日)</text:span><text:span text:style-name="T3"><text:line-break/><text:line-break/></text:span><text:span text:style-name="T1">紀萬生：必要時動員群眾逼扁下台</text:span></text:p>
      <text:p text:style-name="P2"><text:span text:style-name="T1">何博文／台北報導「我不排除用群眾運動逼扁下台，也有所準備，一旦走到這一步就很難回頭，絕不會像泛藍抗爭好像在玩遊戲一樣。」親綠學者籲扁下台聲明發起人紀萬生強調，陳水扁總統不要吃定或想要要脅深綠的人，有這種想法絕對是嚴重錯誤。</text:span></text:p>
      <text:p text:style-name="P2"><text:span text:style-name="T1">他還意在言外的說，菲律賓前總統馬可仕也是等人民的力量逼到總統府，才慌亂下台。「希望阿扁有所體悟，千萬不要弄到這種地步，但我知道，很多綠營的人都在串連準備了。」</text:span></text:p>
      <text:p text:style-name="P2"><text:span text:style-name="T1">紀萬生表示，實在已看不下去陳水扁的領導格局，家裡弊案連連，卻整天向外界訴苦家人有多悲、多苦、多慘。「ㄟ，他女兒生產時七個台大醫生在旁待命，可憐什麼？真正該哭的是綠島政治犯，為民主拋家棄兒被關，成果卻被阿扁一家子這樣糟蹋，誰比較慘？」</text:span></text:p>
      <text:p text:style-name="P2"><text:span text:style-name="T1">紀萬生抨擊陳總統，整天說扁嫂多可憐、自己女兒多無辜，還說想到悲慘處忍不住掉淚。「可憐會比燒炭自殺的人民可憐嗎？會比繳不出學費的學童、吃不起營養午餐的孩子可憐嗎？」一個領導者整天給人的感覺就只關心家人，格局怎麼會這麼小。</text:span></text:p>
      <text:p text:style-name="P2"><text:span text:style-name="T1">說到激動處，紀萬生還不客氣地對陳水扁嗆聲，「馬場町那些被槍決的政治受難者，犧牲不是為了成就你陳水扁個人的貪腐。」他說，民進黨內很多人如果不是因為不想讓呂副總統繼任，早就都站出來反扁了。哪能容忍大家拚出來的民進黨資源，就讓阿扁這樣耗光。</text:span></text:p>
      <text:p text:style-name="P2"><text:span text:style-name="T1">他指出，其實發起這項運動心裡很為難，陷入天人交戰，也怕讓泛藍得利趁勢而起，就像拿起石頭要救小孩，卻又怕打破水缸。但愛台灣不是口號，若陳水扁不自己下台，縱然可能要付出許多代價，他也會用行動證明一切，「別低估我們的意志力。」</text:span></text:p>
      <text:p text:style-name="P1"><text:span text:style-name="T1">陳真 | 2006.07.16 01:39 | </text:span><text:span text:style-name="T2">#</text:span></text:p>
      <text:p text:style-name="P3"><text:span text:style-name="T1">所有點名罵人的話都直接或間接轉給了當事人過目.</text:span></text:p>
      <text:p text:style-name="P1"><text:span text:style-name="T1">陳真 | 2006.07.16 01:35 | </text:span><text:span text:style-name="T2">#</text:span></text:p>
      <text:p text:style-name="P2"><text:span text:style-name="T1">台灣菁英社會真的很敢,毫無羞赧,什麼話都好意思說,也好意思接受別人吹捧.</text:span></text:p>
      <text:p text:style-name="P2"><text:span text:style-name="T1">主流媒體往往就是這樣,依據某一種品味和利害,近親繁殖,自己人互相照應互相標榜,比方說這位中時記者不是寫過一本什麼學運的書嗎? 我沒看,但聽說裏面一半以上是冒牌的. 聽說也有陳豐偉,可是,如果有他,如果有這個那個,怎麼沒有我呢? 如果有蔣中正,怎麼能忘掉國父孫中山呢? (據說連當時國民黨的爪爬仔都被這位記者寫成學運領袖)</text:span></text:p>
      <text:p text:style-name="P2"><text:span text:style-name="T1">我不是想說誰真誰假,而是說,也唯有台灣這樣的淺薄虛榮社會才會老是玩這樣一些窩囊的創造明星花樣. 在台灣,如果有人說他參加過學運,我敢說這人絕不是什麼好東西,至少不會是令人尊敬的老實人. 高醫 "望春風" 會有人說自己從事過學運嗎?</text:span></text:p>
      <text:p text:style-name="P2"><text:span text:style-name="T1">它媽的台灣哪來什麼學運? 難道你長年住在山洞裏,根本不知道什麼叫學運? 你看法國前一陣子打成那樣,像在打內戰似的,可是,人家法國媒體會不會去講什麼誰是什麼 "學運領袖" 誰是什麼 "要角" (他是要角,難道其他千萬個參與者只是不重要的小癟三?) 人家法國媒體會不會去取個什麼偉大的事件名稱,莫名其妙畫分什麼 "學運世代",講得彷彿真的有著什麼不得了的意義似的.</text:span></text:p>
      <text:p text:style-name="P2"><text:span text:style-name="T1">它媽的我真服了這些人的語言天份,這樣的詞不是莫名其妙嗎? 難道我在劍橋打過桌球,學院比賽維持九連勝紀錄,於是我就成為劍橋 "桌球世代" 的領袖? 我若這麼講,如果你會覺得莫名其妙,那你就應該聽得懂我在罵的虛榮造假和窩囊下流是什麼意思.</text:span></text:p>
      <text:p text:style-name="P2"><text:span text:style-name="T1">而台灣這樣一些小表哥小表妹,像在搞什麼戴老師的帶動唱似的,簽簽名,唱唱歌,也值得寫成書? 就算要寫,主角也根本輪不到這些人吧? 他們只是跟媒體關係好,品味接近,更重要的是念台大,於是就這麼成為媒體寵兒不是嗎?</text:span></text:p>
      <text:p text:style-name="P2"><text:span text:style-name="T1">整天虛構一些根本不存在的什麼偉大主角偉大人事物,講得煞有介事,彷彿人與人之間真的有什麼高低貴賤區別似的,彷彿別人一萬分的努力和犧牲根本比不上這些什麼名人和男女主角隨手簽個名.</text:span></text:p>
      <text:p text:style-name="P2"><text:span text:style-name="T1">可是,這是事實嗎? 若真要排名貢獻高低,這些玩 "嘴巴運動" 的人根本應該除名才對,因為他們所做所為相對來講,可說是零,但他們卻互相標榜成什麼學運領袖社運領袖什麼理想主義者.x它x的實在有夠惡心.</text:span></text:p>
      <text:p text:style-name="P2"><text:span text:style-name="T1">我不想冒著被告的風險罵人,但我真的想不出來更委婉的字眼. 一個人儘可去做奸犯科,他的靈魂基本上仍是正直的,但在嚴肅的公眾事務上搞這種淺薄虛榮的修辭自我貼金,卻很扭曲而窩囊鄙俗不是嗎?</text:span></text:p>
      <text:p text:style-name="P2"><text:span text:style-name="T1">我看周圍一些西方人,他們為了某些公眾理想,投注一生時光,但根本不會有人覺得他們有任何特別之處.但台灣不是,所謂社運或什麼民主啦公義啦,就跟藝人秀場根本沒兩樣,有明星制,有各種價碼與品牌,而且,做一分,總是能把它用各種漂亮修辭,虛構成一萬分一億分,存心吃一輩子,簡直毫無半點羞恥,滿心虛榮和貴賤之別,非常窩囊不誠實.</text:span></text:p>
      <text:p text:style-name="P2"><text:span text:style-name="T1">這樣一些現象,充斥整個台灣菁英社會,也許這種思維文化太普遍,所以很多人大概也不覺得惡臭難聞了.可是,就跟教改一樣,除非我們改變對知識和學歷的歧視性看法,否則怎麼改都只是技術問題,換湯不換藥.</text:span></text:p>
      <text:p text:style-name="P2"><text:span text:style-name="T1">其它任何改革也一樣,如果連這些最為基本的誠實和正直都做不到,如果一個個比政客還窩囊無恥瞎掰,如果我們能接受這樣一些莫名其妙的詐欺和挑釁和惡心,如果我們能忍受這種窩囊下流,我真不知道那一切所謂理想指的究竟是什麼?</text:span></text:p>
      <text:p text:style-name="P2"><text:span text:style-name="T1">西方人幾乎每個人都是社運人士,這就像幾乎每個學生都屬於某些社團一樣,做社運工作或任何公共參與,就跟你在學校從事社團活動根本沒兩樣,但在台灣,卻總是喜歡搞明星制名人制,搞得好像公眾事務根本沒我們的事,而只是一種名人秀場事業似的, 搞得好像我們都只是一些無足輕重的小人物,而只有名人才有發出聲音的資格和份量似的.</text:span></text:p>
      <text:p text:style-name="P2"><text:span text:style-name="T1">可是,這是事實嗎? 若真的一定要論功勞論奉獻來排名,這些所謂名人恐怕可說是零. 她們做過一些什麼呢? 他們給自己攬上這麼一些身段和種種漂亮稱號,不覺得羞恥嗎? 他們和他們滿口的理想之間的關係是怎麼一回事呢? 他們為他們那些漂亮話做過什麼? 付出多少代價? 兩者之間能相稱嗎?</text:span></text:p>
      <text:p text:style-name="P2"><text:span text:style-name="T1">你看那些不是讀書人的人,他們言語誠實而單純,當他們的作為轉換成言語時,總是掛一漏萬,工農的辛勞和痛苦那麼多,但講出來就那一點,但台灣菁英不是,一個比一個窩囊貪婪,但卻一個比一個不誠實,一個比一個總想當明星,言行之間彷彿還真的以為自己是明星或救國救民的什麼知識份子似的.</text:span></text:p>
      <text:p text:style-name="P2"><text:span text:style-name="T1">我知道講這些在當下或往後可預見的將來都不會有什麼作用,而且只會招來訕笑和嘲弄; 可是,或許你該想想,這樣是對的嗎? 台灣循環不斷的痛苦,難道都不能讓你靜下心來想一想背後有些什麼病灶癥結,以致於同樣的詐欺和傷害不斷?</text:span></text:p>
      <text:p text:style-name="P2"><text:span text:style-name="T1">你想,如果連本來不該有任何虛榮與虛詞的公眾參與都能搞得像什麼名人秀場,彷彿這社會根本沒有我的事,彷彿只有名人或知識菁英才有講話的餘地,這樣的社會會變成什麼樣,可想而知.</text:span></text:p>
      <text:p text:style-name="P2"><text:span text:style-name="T1">我總懷念黨外時光,曾幾何時,所謂改革變得比被改革者還齷齪,大家比賽看誰最無恥. 黨外年代雖然痛苦,但周邊的人不是工人就是農民,言語單純而熱情,不會整天搞充滿虛榮而毫無意義的什麼改革論述,做事紮實,心裏沒有半點虛榮,言語沒有半點修辭.</text:span></text:p>
      <text:p text:style-name="P2"><text:span text:style-name="T1">比方說有一次,衝突抗爭後,有個好朋友(種田的),我跟他在路旁聊天,我看他一直摸大腿,問他有沒有被警察打到,他說沒事沒事,聊一半時,我卻突然發現一道鮮血從他的短褲褲管裏直流而下.</text:span></text:p>
      <text:p text:style-name="P2"><text:span text:style-name="T1">還有一個,是個工人,被警察打到頭,也是說沒事沒事,可是幾周後卻發現顱內出血. 他家窮,沒有得到及時而良好的醫療,幾個禮拜後死了. 黨外明星們當然不會記得這些人,但這些人才是我的同志,他們教我什麼是做人的道理. 名人菁英們同樣也教了我做人的道理,但卻是以一種極為負面惡心下流的方式.</text:span></text:p>
      <text:p text:style-name="P2"><text:span text:style-name="T1">陳真 2006 7 15.</text:span></text:p>
      <text:p text:style-name="P2"><text:span text:style-name="T1">2006.07.14　 中國時報</text:span></text:p>
      <text:p text:style-name="P2"><text:span text:style-name="T1">外省籍、女性身分 與林義雄長期互動 理想主義 支撐范雲挺身而出</text:span></text:p>
      <text:p text:style-name="P2"><text:span text:style-name="T1">何榮幸/台北報導</text:span></text:p>
      <text:p text:style-name="P2"><text:span text:style-name="T1">推動連署呼籲陳總統自行下台的范雲，其外省籍、女性身分讓她長期關切族群問題與性別議題，也讓她比男性同儕更具多元視野與人文關懷；而與林義雄長期互動、相互影響的理想主義，更是范雲一路監督檢驗陳總統與民進黨的重要心路歷程。</text:span></text:p>
      <text:p text:style-name="P2"><text:span text:style-name="T1">親綠學界、社運界要角連署的「民主政治與台灣認同的道德危機」聲明昨日引發震撼。但事實上，早在立法院表決罷免總統案前，此項聲明的主要推動者台大社會系助理教授范雲、台大政治系副教授黃長玲，即已到處串連學界與社運界連署。其中范雲更成為各路連署人士的最大交集。</text:span><text:span text:style-name="T3"><text:line-break/><text:line-break/></text:span><text:span text:style-name="T1">在這份聲明兩度延後公布、一度大幅修改的過程中，范雲是極少數全程參與的核心人士，她的心情也隨著政治情勢變化而起起伏伏。范雲透露，原本連署人士希望在罷免案隔天就發表聲明，但後來評估容易被泛政治化解讀而延後。等到李登輝出手批扁後，更迫使連署人士重新修改聲明以因應政情快速演變。這些轉折過程，彷彿是范雲對民進黨執政失望、乃至呼籲陳總統下台的複雜心情寫照。</text:span></text:p>
      <text:p text:style-name="P2"><text:span text:style-name="T1">外省籍家庭背景，讓范雲跟大多數本省籍學運世代有著截然不同的心路歷程。范雲曾經表示，本省籍學運世代覺得族群是問題，但不覺得要去處理，「我則是每天都面對這些矛盾，我每次回家都像是在做田野觀察。因為我們全家都支持宋楚瑜，田野觀察是必須同情式理解對方，否則怎能了解？」從這樣的脈絡，外界不難理解范雲對於陳總統與民進黨動員族群情感、操弄本土政權口號的不滿心情。</text:span></text:p>
      <text:p text:style-name="P2"><text:span text:style-name="T1">而范雲長期與民進黨前主席林義雄互動密切，不但曾經為林義雄參選黨主席助選，今年初更在林義雄請託下為翁金珠參選黨主席獻策。對於民進黨執政後崇尚現實主義、揚棄理想主義，范雲與林義雄有著高度共識。從這個角度來看，此次連署呼籲陳總統自行下台，其實是范雲長期抱持理想主義信念的又一次具體實踐。</text:span></text:p>
      <text:p text:style-name="P1"><text:span text:style-name="T1">陳真 | 2006.07.15 10:01 | </text:span><text:span text:style-name="T2">#</text:span></text:p>
      <text:p text:style-name="P3"><text:span text:style-name="T1">在台灣seven-eleven買過一種奶茶叫 “威廉奶茶”, 瓶外有圈包裝, 上面寫著類似東方美女與西方王子的邂逅, 浪漫啊, 溫存啊, 享受一下午酸酸甜甜的愛戀啊等等, 諸如此類. (是邂逅, 不是猥褻喔, 可別學南方朔望文生義, 雖然都有個褻字)</text:span></text:p>
      <text:p text:style-name="P3"><text:span text:style-name="T1">這些句子只是一種偶然嗎? 當然不是. 它既非偶然筆觸, 更非清純無辜. 人家既然要打廣告, 自然要有賣點. 賣些什麼呢? 虛榮. 既是虛榮, 自然它不會是一種事實, 而是一種虛構的、自欺欺人的幻覺. 就連威廉二字肯定也非清純偶然, 否則為什麼不取 “志明” 綠茶或 “阿霞” 奶茶呢? 為什麼剛好跟英國威廉王子邂逅, 而不是與一位印尼農夫邂逅?</text:span></text:p>
      <text:p text:style-name="P3"><text:span text:style-name="T1">或許吧, 或許誰都有可能遇上, 我不否認妳與西方王子邂逅 (或猥褻) 都有可能是一種事實, 但重點是, 事實有著無限的可能, 為什麼總是剛好在不同場合就會有不同事實被挑選出來? 換句話說, 與其說那些是事實, 不如說那些只是一種廣告, 一種洗腦.</text:span></text:p>
      <text:p text:style-name="P3"><text:span text:style-name="T1">就跟新聞一樣, 記者告訴我們許多事實, 或許吧, 或許那些真的是真的. 但就算全是事實, 問題是, 為什麼總是這樣那樣的一些事實成為新聞? 為什麼總是以這樣那樣的方式闡釋 (或者更應該說 “製造”) 所謂的事實? 它既非偶然筆觸, 更非清純無辜. 這些所謂新聞或事實的背後, 不折不扣是一種意識形態.</text:span></text:p>
      <text:p text:style-name="P3"><text:span text:style-name="T1">我對任何意識形態都沒意見, 但我對吃人的意識形態很反感. 比方說, 西方人明明不是那樣一種什麼紳士, 他沒猥褻妳就不錯了, 還邂逅? 還享受一下午什麼酸酸甜甜的愛戀? 難道妳是外星球來的, 完全不知道地球的真相?</text:span></text:p>
      <text:p text:style-name="P3"><text:span text:style-name="T1">而且, 彷彿光是女人還不夠喔, 妳還必須是個美女, 然後妳才有資格與西方王子來一場邂逅.</text:span></text:p>
      <text:p text:style-name="P3"><text:span text:style-name="T1">我們活在一套又一套的 “廣告” 中 (但卻以 “新聞” 或 “事實” 的包裝出現), 你沒辦法進入某個廣告中辯論其真假, 就好像我們沒辦法跟齊克果講的那個精神病人辯論地球是否是圓的一樣. 地球真的是圓的, 但它是不是圓的這事本身並沒有意義, 是它被利用、被報導、被選擇、被突顯的方式才有意義, 也就是說, 它背後有一套思維, 賦予這些廣告或新聞或所謂 “事件” 真正的內涵.</text:span></text:p>
      <text:p text:style-name="P3"><text:span text:style-name="T1">完全可以這麼說: 所有廣告都是政治廣告. 我想不出來會有哪一種廣告或新聞不是一種 “政治”. 就連這樣一瓶奶茶都充滿政治意涵.</text:span></text:p>
      <text:p text:style-name="P3"><text:span text:style-name="T1">一個人如果沒有很敏銳的理性和感性以及很強的美感或道德感, 我看是很難擺脫這樣一種鋪天蓋地而來的洗腦.</text:span></text:p>
      <text:p text:style-name="P3"><text:span text:style-name="T1">西方人之所以那麼喜歡歧視人糟蹋人, 當然也是因為這樣一種鋪天蓋地的洗腦. 我在英國電視上看過一個英國小學生, 主持人問他將來要做啥, 他竟然說想要到第三世界國家去 “教化” 他們 (意思是: 教化他們這些有著不同膚色的野蠻人). 這小孩是善意的, 但他的善意卻建立在一種扭曲的妄想上. 他應該先把自己的英國同胞教化好再來教化別人也不遲.</text:span></text:p>
      <text:p text:style-name="P3"><text:span text:style-name="T1">我看台灣這幾年, 幾乎天天講什麼爆乳辣妹, 彷彿沒有爆乳就對不起社會似的,所見所聞充斥各式各樣的偏見和歧視, 污辱與冒犯, 虛構與膨風, 但人們卻甘之如貽, 甚至趨之若鶩或心生景仰, 彷彿有為者亦若是, 彷彿生命不是一個內在完整的東西, 而是像商品一樣, 得經過他人檢驗, 把各種定量指標加減乘除一下, 計算出總分, 然後一一標上價碼. 價碼很高的就是名牌, 名牌的一言一行彷彿都不是我們這些俗貨所能瞻仰似的.</text:span></text:p>
      <text:p text:style-name="P3"><text:span text:style-name="T1">你如果聽到有人講一些什麼民主自由平等之類的漂亮話, 那你應該看看那個人平常怎麼活, 看看他對各種 “廣告” 或瞎捧的態度, 然後你就能明白這是個什麼樣的人.</text:span></text:p>
      <text:p text:style-name="P3"><text:span text:style-name="T1">重要的不是句子, 重要的是你跟你所說出來的句子之間的 “關係”. 漂亮話誰都會講不是嗎? 但是, 當一堆麥克風塞到你嘴邊, 請你發表救國救民的談話, 或是各種好處偷偷塞到你眼前, 前途一片輝煌時, 如果你能說不, 這不是一個正直的人能接受的, 如果你能對之感到厭惡, 然後你講的話才值得聆聽, 否則就跟放屁沒兩樣.</text:span></text:p>
      <text:p text:style-name="P3"><text:span text:style-name="T1">維根斯坦說: “所有學科都是一種道德科目.” “我沒辦法不從宗教眼光看待所有問題”. 我覺得這些話挺有道理. 就算數學也是一種道德科目, 因為任何命題或句子或定理都必須有個主人, 唯有當一加一是否等於二對 “你” 很重要時, 我才會相信你的確是個數學家或數學哲學家, 這時候, 不管你講對講錯, 我都會仔細聆聽, 因為那裏頭必然有著可貴的東西, 因為 “你” 讓沒有生命氣息的句子活過來, 你讓你的話語有了真實的意義.</text:span><text:span text:style-name="T3"><text:line-break/></text:span></text:p>
      <text:p text:style-name="P1"><text:span text:style-name="T1">陳真 | 2006.07.15 05:22 | </text:span><text:span text:style-name="T2">#</text:span></text:p>
      <text:p text:style-name="P2"><text:span text:style-name="T1">也許你會說, 那為什麼羅素的參與公眾事務卻眾所矚目?</text:span></text:p>
      <text:p text:style-name="P2"><text:span text:style-name="T1">那不是因為他是個諾貝爾獎得主, 也不是因為他寫了一本足以傳世的 “數學原理”, 而是因為他的參與不是一天兩天, 而是足足半個世紀. 而且, 他不是高高在上莫名其妙地搞什麼名人聯署, 而是從事各種具有高度衝突性的抗爭, 包括靜坐飛彈基地, 街頭抗爭, 包括九十高齡入獄, 包括被群眾毆打辱罵等.</text:span></text:p>
      <text:p text:style-name="P2"><text:span text:style-name="T1">Chomsky難道不也是這樣? 我在z-net上, 經常可收到他對各種社運議題的回應. 他說他一天回應一百多封這樣的信. 我估計他一天寫的量, 恐怕超過我一個月寫的. 其參與之深, 用功之深, 自然應得到他所應得的重視.</text:span></text:p>
      <text:p text:style-name="P2"><text:span text:style-name="T1">不管是羅素或chomsky, 他們的受人重視不是因為他們是名人, 更不是因為他們得過什麼獎, 而是因為他們投入很深. 而且, 西方社會重視他們的方式也根本不是台灣這種瞎捧亂捧名人方式.</text:span></text:p>
      <text:p text:style-name="P2"><text:span text:style-name="T1">西方社會基本上對名人仍是一視同仁的, 根本不會特別去突顯他們的什麼公眾立場或意見, 誰會在乎chomsky是不是挺布希或反布希? 根本沒有理由說他們的立場就會比我們的立場有著什麼更深的影響力. 你很難想像有誰選舉必須找他們來站台. 站啥台呢? 有什麼好站的? 他們手上有一票, 我們手上不也一樣有一票? 他們挺扁反扁, 跟我們挺扁反扁會有什麼力量上或內涵上的不同嗎?</text:span></text:p>
      <text:p text:style-name="P2"><text:span text:style-name="T1">但你看台灣, 說有多噁心就有多噁心, 說有多虛榮就有多虛榮. 比方說什麼期待誰 “終於出手”, 或是誰 “聯手出擊”, 或是什麼 “摧枯拉朽, 給予致命一擊” (聽起來很像好萊塢電影不是嗎?), 可是, 幹它X 的不過就是些名人, 平常沆瀣一氣, 互相照應, 如今時機壞壞, 於是打起落水狗, 簽名打狗有那麼偉大嗎? 當然有! 要不然也不叫做變態社會了.</text:span></text:p>
      <text:p text:style-name="P2"><text:span text:style-name="T1">在這社會中, 相對於不得了的名人領袖明星們, 我們彷彿只是一群沒頭沒臉甚至沒有存在意義的蛆, 而只有名人或什麼學者明星或自封的什麼領袖才具有力量, 他們只要一簽個名, 啥都不必做, 那就是 “出重手” 給什麼人 “致命一擊”!! 跟他們比起來, 彷彿我們只是一群廢物, 一群沒出息的人, 而只有那些名人明星或自己封的什麼 “領袖” 才具有存在價值似的. 彷彿公眾事務根本不干我的事, 我算老幾? 哪有我講話的餘地? 彷彿我只能是個觀眾, 在一旁看台上名人演戲, 鼓掌加油, 搖旗吶喊, 只有他們才有演戲的資格, 鎂光燈只願意照到他們身上, 而我們只能在一旁觀看, 期待名人 “出手” 來改變一些什麼, 期待他們趕緊簽下他們偉大的名字, 然後明天就會比今天更好.</text:span></text:p>
      <text:p text:style-name="P2"><text:span text:style-name="T1">這就是台灣, 如果你受得了這種窩囊病態和扭曲, 那我真不知道你所謂理想所謂社運所謂宗教所謂道德所謂美感所謂藝術所謂知識所謂這個那個, 指的究竟是什麼?</text:span></text:p>
      <text:p text:style-name="P2"><text:span text:style-name="T1">不管社運或什麼學運或政治都一樣, 真正付出代價的往往被貶低被刻意忽視被排擠, 那些毫無作為的、窩囊的、搭便車、拿順風旗的、掌握鎂光燈的、很會搞媒體炒作的、有口無心、黑白通吃的、像阿扁那樣的, 反倒成為領袖, 成為明星, 成為什麼大人物似的.</text:span></text:p>
      <text:p text:style-name="P2"><text:span text:style-name="T1">我不是說誰才是 “真正的” 領袖或大人物, 我是說, 這一切大小高低之分全是虛矯全是詐欺, 全是吃人的虛構謊言, 全是虛榮的產物. 這社會如果老是發生同樣的病症, 病因或許就在此, 它無法心平氣和、諸事平常地做事情, 總是喜歡誇大膨風, 喜歡憑空虛構各種偉大意義, 凡事都要比高下, 看誰最會騙, 看誰最能吸引媒體, 然後虛構出各種什麼名牌. 很躁動, 很自卑, 彷彿不這樣誇大膨風就活不下去似的, 彷彿這社會的將來得看各種名牌的臉色來決定似的.</text:span></text:p>
      <text:p text:style-name="P2"><text:span text:style-name="T1">就連婚喪喜慶也是, 連死人都不得安寧. 明明不相干或甚至根本不認識的人, 只要是名人或有權有勢的人, 總是得想辦法請他們來出席或自己出錢自己寫輓聯或寫賀條, 寫上他們的名字, 以便臉上有光.</text:span></text:p>
      <text:p text:style-name="P2"><text:span text:style-name="T1">除了華人社會, 還有哪個社會是這樣的嗎? 去年我在台南殯儀館辦喪事, 看每個靈堂一進門若不是掛著許添財 (台南市長)署名的輓聯, 就是掛著阿扁寫來的輓聯. 你能想像在英國會有這樣的怪事嗎? 難道這裏死的人全是陳水扁或許添財的親戚朋友?</text:span></text:p>
      <text:p text:style-name="P2"><text:span text:style-name="T1">我家人過去常憤憤不平辱罵或嘲笑我說, 參與政治這麼深, 連命都不要, 比你資淺的都當部長當立委當什麼長的了, 你卻連一官半職也沒撈到. 我聽了, 總是無言以對.</text:span></text:p>
      <text:p text:style-name="P2"><text:span text:style-name="T1">這社會生病之深, 或許人們總認為自己居心純淨, 但真的是這樣嗎? 真的一點都不受污染? 我很懷疑, 因為我很少看到真的喜歡 “平等” 喜歡 “多元” 的台灣人.</text:span></text:p>
      <text:p text:style-name="P2"><text:span text:style-name="T1">台灣人只有 “一元”, 就是成為名牌, 簡單說就是名利雙收, 有權又有勢. 只要講一句話 (不必像chomsky天天寫一百多封emails那般辛苦), 只要簽個名, 然後彷彿天地就會晃動, 風雲瞬即變色, 人們將仰望我的臉色, 彷彿他們的命運就掌握在我手裏; 只要我稍開金口, 我那偉大的良心將感動萬民, 成為社會的燈塔, 引領眾人前進.</text:span></text:p>
      <text:p text:style-name="P2"><text:span text:style-name="T1">這就是台灣, 如果你受得了這種窩囊病態和扭曲, 那我真不知道你所謂理想所謂社運所謂宗教所謂道德所謂美感所謂藝術所謂知識所謂這個那個, 指的究竟是什麼?</text:span><text:span text:style-name="T3"><text:line-break/></text:span></text:p>
      <text:p text:style-name="P1"><text:span text:style-name="T1">陳真 | 2006.07.15 01:53 | </text:span><text:span text:style-name="T2">#</text:span></text:p>
      <text:p text:style-name="P3"><text:span text:style-name="T1">去年諾貝爾文學獎頒給英國作家平特,他是個強烈的反美反帝人士,諾貝爾獎頒獎典禮上發表了一小時的反美反戰談話,甚至主張把他們的英國首相移送國際戰爭罪犯法庭審判.</text:span></text:p>
      <text:p text:style-name="P3"><text:span text:style-name="T1">這事若發生在台灣,你能想像媒體和主流社會將如何 "發揚光大" 它的重要性和偉大意義,肯定講得如何如何不平凡不尋常或產生了什麼不得了的的影響或啟發,或是乾脆直接奉為 "國師",或說是社會的良心,知識份子的道德勇氣什麼的,虛構各種意義滿天飛.</text:span></text:p>
      <text:p text:style-name="P3"><text:span text:style-name="T1">但在英國,這樣的事就像丟一粒沙在海裏一樣,波紋不興,連個浪花也不會有.</text:span></text:p>
      <text:p text:style-name="P3"><text:span text:style-name="T1">這不是看不起平特以及他所獲得的諾貝爾獎,而是他就跟你我每個人一樣,都不過是一粒沙,為什麼我們要如此虛嬌虛榮地誇大某些人事物呢? 為什麼要自欺欺人地賦與那尋常人事物這麼多不尋常的什麼偉大意義呢? 這不是有病嗎? 如果不是出於某種可怕的自卑或極其病態的虛榮,不會老是用這種方式看世界,老是做各種貴賤區隔.</text:span></text:p>
      <text:p text:style-name="P3"><text:span text:style-name="T1">就算你得到十個諾貝爾獎也一樣,這不會使你的反美言論顯得更高貴或更深刻或更有影響,只有窩囊的社會和人們,才會像台灣那樣,整天自欺欺人,以同樣齷齪的品味說要改革跟他一樣齷齪的品味,豈不怪哉?</text:span></text:p>
      <text:p text:style-name="P3"><text:span text:style-name="T1">還記得李遠哲嗎? 他是好人,但他在台灣卻帶來許多災難;自卑的人們仰望著他,可是,不過是個諾貝爾獎不是嗎? 就好像我記得唸高中時,班上許多人總以為大家都仰望著他一樣,但不過就是個高中生不是嗎?</text:span></text:p>
      <text:p text:style-name="P3"><text:span text:style-name="T1">一個人或一個社會,有多少自卑,就有多少虛榮,就好像我不相信一個有自信的人會想去買一個幾萬塊的包包一樣.我現在穿的衣服,很多是十二年前在靜和醫院工作時,人家捐給精神病人,病人穿剩或撿剩不要的,我再撿來穿,很多已破損,但照舊能穿. 我知道台灣這社會看不起這個,但我相信那個大寫的文法,不過就是衣服不是嗎? 能穿就好,為什麼我得依靠這樣一種身外物的什麼市場價值來抬高我的生命價值? 難道上帝會先看我的衣服標價,再來決定祂對我的恩賜? 難道一個戀人會因為你的穿著而對你失去戀情? 難道路邊小狗會因為你的衣服價格來決定牠對你的態度?</text:span></text:p>
      <text:p text:style-name="P1"><text:span text:style-name="T1">陳真 | 2006.07.15 00:44 | </text:span><text:span text:style-name="T2">#</text:span></text:p>
      <text:p text:style-name="P2"><text:span text:style-name="T1">之前貼了一些憂國憂民的談話, 運氣好的才有看到. 但我心中總是有個小警總, 馬上自我言論檢查給刪了, 只因為我對 “討論” 及各方正人君子的人品實在沒信心. 不是我懂得比誰多, 也不是我知道什麼你所不知道的事, 更不是我有什麼與你不同的 “意見” 想表達.</text:span></text:p>
      <text:p text:style-name="P2"><text:span text:style-name="T1">齊克果曾舉個例, 有個精神病人從病房逃走, 為了證明自己很正常, 以免被抓回去, 於是他一路上逢人就說: “碰! 地球是圓的!”. 他以為, 地球是圓的是個事實, 如今我滿口事實, 這下你不會說我有病吧?!</text:span></text:p>
      <text:p text:style-name="P2"><text:span text:style-name="T1">問題是, 有病沒病並不是看你是否正確陳述各種事實, 我們並不是對於這些事實與你有不同的意見; 或者說, 有病沒病顯然不在現象本身, 而在那個使現象獲得意義的東西. 你可以說那是一種態度, 也可以說那是一種價值觀, 或是你更可以說那是一種天賦的基礎, 也就是說, 雖然我們或許看到同樣的事實, 但我們對待事實的態度和評價方式不一樣, 這使得同一種基本事實卻有著完全不同的意義.</text:span></text:p>
      <text:p text:style-name="P2"><text:span text:style-name="T1">現象本身不具意義, 意義是來自背後一整套架構, 或者說一整個生活方式. 那麼, 如果有人以為現象本身有著某種意義, 或甚至把現象視為一種目標或理想, 這時候, 他就是在自欺欺人.</text:span></text:p>
      <text:p text:style-name="P2"><text:span text:style-name="T1">就好像一個渴望戀情的人, 人海中尋尋覓覓, 但他絕不會是在尋找 “我愛你” 三個 “字”. 他並不是在尋找這樣一種表面行為或現象, 而是在尋找一個使 “我愛你” 三個字產生意義的情境或人事物.</text:span></text:p>
      <text:p text:style-name="P2"><text:span text:style-name="T1">記者在乎事實, 社會學家企圖對事實做出各種解釋, 但這些都不是重點, 比方說那位精神病人, 他跟你我一樣, 都知道地球是圓的, 他之發病並不是因為他的大腦裏的事實資料庫有了變化. 你根據各種在我看來可有可無的所謂科學理論, 告訴他這些事實是如何產生或可能有著何種意義, 依然於事無補.</text:span></text:p>
      <text:p text:style-name="P2"><text:span text:style-name="T1">可是, 聽起來, 社會學家難道不是跟哲學家一樣, 都只是企圖對現象提出一種解釋架構? 當然不是. 這就像語意學家和語言哲學家的差別, 前者對某些語言的使用, 根據其文法, 做出各種意義上的分析. 但語言哲學家卻不是在談 “某一種” 語言, 語言哲學家所謂的 “文法” (grammar, rule) (中國叫 “語法”) 也不是我們一般講的文法, 哲學上的文法指的是符號取得意義的背後一種 “先驗” 的、非關人力的基礎.</text:span></text:p>
      <text:p text:style-name="P2"><text:span text:style-name="T1">就比方說: “這根棍子有著長度”, 這就是一種 “文法語句”, 它既不是真的, 也不是假的, 因為有真就有假, 但我們沒辦法想像一根沒有長度的棍子.</text:span></text:p>
      <text:p text:style-name="P2"><text:span text:style-name="T1">是誰規定棍子一定要有長度? 這文法是哪來的? 只能說是上帝規定的吧.</text:span></text:p>
      <text:p text:style-name="P2"><text:span text:style-name="T1">或者說: “這朵花怎麼沒長牙齒?” 你聽了, 一定很納悶, 花哪來牙齒? 這就是一句不合文法的句子, 它不對, 但你也不能說它錯, 因為 “怎麼沒長牙齒?” 意味著它有可能長牙, 但我實在不知道花若要長牙該長在哪裡才好? 那麼, 是誰規定花不能長牙? 只能說是上帝吧.</text:span></text:p>
      <text:p text:style-name="P2"><text:span text:style-name="T1">從這裏我們可以看出哲學家和社會學家的完全不同, 他們走在完全不一樣的、平行的兩條軌道上. 社會學家對現象提出各種解釋, 換句話說, 提出各種意見, 但哲學家並無意於提出任何意見, 就好像你不能說花不長牙是我的意見一樣, 它不是意見, 它是上帝賜給每個人的一種規則或文法. 在這套 “大寫的” 文法上, 人事物並非取得它的 “某種” 意義, 而是取得它獲得各種意義的 “基礎”. 就好像數學哲學家並不是要對某個定理提出某種證明一樣, 而是要對所有定理之所以成為定理, 賦予一種天賦的基礎.</text:span></text:p>
      <text:p text:style-name="P2"><text:span text:style-name="T1">但這跟有病沒病有什麼關係? 醫學上的病多少是一種多數決概念, 人少的一方就是病, 但醫學以外, 屬於文的情的愛的上帝的美醜的對錯的意義上的東西, 卻不是多數決. 雖然我們都有著共同的 “大寫文法” 基礎, 但屬於社會學家或語意學家的那種 “文法” 卻往往取代或扭曲了天賦的 “大寫的文法”. 於是各種意見當道, 進行的不是大寫的文法鬥爭, 而是意見鬥爭.</text:span></text:p>
      <text:p text:style-name="P2"><text:span text:style-name="T1">問題是, 意見鬥爭是毫無意義的. 對某個現象提出這樣的解釋和那樣的解釋, 對我毫無差別. 我們看電影在乎兩個人是否相愛以及彼此相愛的態度, 但是對於他們 “為何” 相愛的各種解釋或分析, 我們絲毫不感興趣.</text:span></text:p>
      <text:p text:style-name="P2"><text:span text:style-name="T1">意見鬥爭是一種人為的東西, 它很瑣碎, 但卻製造巨大的痛苦和悲劇. 比方說在上帝眼裏, 花草萬物都是祂所造, 依傍而生, 無所謂高下, 但在人眼裏, 卻硬要依據各種市場與價碼給區分出高下.</text:span></text:p>
      <text:p text:style-name="P2"><text:span text:style-name="T1">像我的包包是在高雄六合夜市買的, 一個三四百元台幣, 又大又好用, 但有一回, 一個朋友邀我跟她一起去漢神百貨取個她訂購的包包 (包包也要訂購?), 體積很小, 連一本書都放不下, 但我看她居然當場付了八萬塊.</text:span></text:p>
      <text:p text:style-name="P2"><text:span text:style-name="T1">像這樣一種東西, 就算送給我, 我也不知道該拿它來做什麼, 但人為的庸俗力量卻把它抬舉得如此 “高貴”, 就好像媒體根據某種主流品味在抬舉某些在我看來又爛又蠢又壞的什麼菁英什麼明星什麼大師什麼學運份子一樣. 像這些人為扭曲與虛構, 就是扭曲了那個大寫的文法. 但他們喜歡扭曲原本是他家的事, 但是當一個社會普遍以追求這樣一種低能與庸俗為傲為榮蔑視其它的 “包包” 時, 那就不光是他家的事了.</text:span></text:p>
      <text:p text:style-name="P2"><text:span text:style-name="T1">我同時也不相信, 你能用同樣的東西改革同樣的東西, 或是用更髒的抹布擦乾淨原本沒那麼髒的桌子. 這是我的意見嗎? 當然不是, 這只是一種每個人都難以否認的大寫的文法.</text:span></text:p>
      <text:p text:style-name="P2"><text:span text:style-name="T1">我不反對每個人可能有他自己對包包的各種不同需要, 像我常拿它裝書或裝衣服出遠門, 所以需要又輕又大的, 但如果你只是根據一些莫名其妙的虛榮, 花鉅額金錢買個根本不實用的東西, 那麼, 除了虛榮, 你其實什麼也沒有. 可怕的是, 像這樣一種小寫文法取代大寫文法的虛榮和扭曲, 卻是社會常態. 當病人比正常人還多得多時, 你若不願跟大家一起生病, 人們反倒覺得你很怪, 或覺得你很可憐, 混得不好.</text:span></text:p>
      <text:p text:style-name="P2"><text:span text:style-name="T1">范光棣曾經是個極左派, 參與各種第一線抗爭和運動, 很激烈, 熱情洋溢, 甚至跟維根斯坦一樣, 一度企圖移民蘇聯, 奉馬克思主義為經典, 但他後來卻說他對各種意識形態已反感至極, 他還說, 這些參與運動的人, 一個比一個壞, 一個比一個不快樂, 世界交到他們手裏, 會變得更好嗎?</text:span></text:p>
      <text:p text:style-name="P2"><text:span text:style-name="T1">我對此頗有同感. 維根斯坦顯然是對的, 他說: “誰能知道社會據以發展的法則?” 當我們為某個意見或現象或立場獻身, 到頭來卻導向一種更為污穢齷齪的場面. 於是我發現, 那個決定善惡美醜的 “基礎”, 並不存在任何意見或立場裏頭. 如果你一定要給這個大寫的基礎或大寫的文法一個處所, 那麼, 顯然它的主人就是上帝. 如果講上帝很容易誤會成某個宗教的神, 那不如就說它的主人其實就是 “你自己”.</text:span></text:p>
      <text:p text:style-name="P2"><text:span text:style-name="T1">社會學家或科學家總是以提出一個個客觀真理為傲, 但我比較相信齊克果, 他說,真理是一種主觀之物. 也就是說, 一個敘述或命題或一個理論或定理, 它們本身都沒有意義, 除非我成為它們的 “主人”.</text:span></text:p>
      <text:p text:style-name="P2"><text:span text:style-name="T1">再回頭看齊克果那個例子, “地球是圓的” 是一種事實, 但問題出在敘述這個事實的那個主人. 事實沒錯, 但他對待事實的 “態度” 錯了. 重要的是這樣一種有著 “主人” 的東西, 那才是真理; 一個沒有主人的東西, 只是冰涼毫無意義的一堆不可解的符號.</text:span></text:p>
      <text:p text:style-name="P2"><text:span text:style-name="T1">在台灣, 只能談病理談生化檢查, 不能談病情, 因為前者不會激怒一個沒有病識感的病人 (也許是因為他根本聽不懂), 後者卻不然, 你若直接告訴他 “你有視幻覺”, “你有自大妄想”, “你有情色妄情” “你自卑感很重” “你智商可能有問題”, 對方聽了不悅, 很可能引起可怕後果.</text:span><text:span text:style-name="T3"><text:line-break/></text:span></text:p>
      <text:p text:style-name="P1"><text:span text:style-name="T1">陳真 | 2006.07.13 05:51 | </text:span><text:span text:style-name="T2">#</text:span></text:p>
      <text:p text:style-name="P3"><text:span text:style-name="T1">(續前) 一套想法或主張就像一種生理現象, 它本身沒有固定意義. 比方說咳嗽,可能支氣管炎, 可能上呼吸道感染, 可能肺結核, 可能支氣管擴張, 也可能是被煙或口水嗆到, 或是一種肢體動作, 或沒有特殊意義的動作, 跟狗一樣, 莫名其妙隨便咳兩聲.</text:span></text:p>
      <text:p text:style-name="P3"><text:span text:style-name="T1">如果有個奇怪的病人說: “醫生, 你變了! 上回我咳嗽你說沒關係, 這回你卻說我麻煩了!” 可是, 上回是感冒, 這回是肺癌, 不是醫生對咳嗽的態度改變, 而是你的咳嗽內涵變了.</text:span></text:p>
      <text:p text:style-name="P3"><text:span text:style-name="T1">不能光看現象本身, 因為現象本身沒有意義, 或者說, 它的意義隨時空而改變. 但現實生活中, 這種奇怪的病人卻很多, 他們以某種現象為目標, 卻不問這樣一些現象究竟何種內涵, 甚至以此畫分敵我.</text:span></text:p>
      <text:p text:style-name="P3"><text:span text:style-name="T1">比方說莫名其妙扛著一塊招牌, 上面寫著 “本土” 二字 (你可以填上任何字眼), 就像唸咒語一樣, 只要喊出這兩些字眼就是公義就是好人, 反之則是罪大惡極的敵人. 一切是非在此崩盤.</text:span></text:p>
      <text:p text:style-name="P3"><text:span text:style-name="T1">任何人可以有立場, 但這不叫立場. 這只是一種低能荒唐不可思議的瞎搞, 憑添世上痛苦. 任何一個字眼或現象本身都缺乏意涵, 但某些字眼或現象卻總是有意無意被視為或宣傳為一切意義的來源, 彷彿是非善惡的最高評價標準. 這樣一種荒唐, 將製造什麼樣的痛苦和悲劇, 可想而知.</text:span></text:p>
      <text:p text:style-name="P3"><text:span text:style-name="T1">社會學家也許就像內科醫生那樣, 找出症狀的諸多可能原因. 但哲學家野心比較小, 哲學家能做的有點像江湖賣藝, 敲鑼打鼓, 吸引你的注意力在某個東西上. 他不是要對這東西給你一些解釋, 而只是要你睜大眼睛看清楚. 如果前面有棵樹, 他並不是要跟你解釋這棵是什麼樹以及它怎麼生長, 他只是要你看清楚前方的確有棵樹.</text:span></text:p>
      <text:p text:style-name="P3"><text:span text:style-name="T1">這有點像精神科醫師的某些醫療作為. 許多病人不認為自己有病, 他們總是說: “醫生! 我看你才有病.” 這時候我們給他一些病因分析並沒有用, 告訴他許多症狀事實也沒用 (他根本不認為那是症狀), 你只能千方百計吸引他的注意力在他自己身上, 透過各種例子和比較, 看清自己與四周.</text:span></text:p>
      <text:p text:style-name="P3"><text:span text:style-name="T1">哲學家的 “治療” 對象是這樣一些 “病人”, 他們有個共同特徵就是認為 “事情一定是這樣”. 但哲學或許可讓他明白: 如果有可能這樣, 或許就有可能那樣, 事情並不必然如此.</text:span></text:p>
      <text:p text:style-name="P3"><text:span text:style-name="T1">這不是一種相對主義或懷疑主義, 這只是讓人事物如其所是, 讓一回到一的位置, 讓二回到二的家, 就像讓音符朵雷咪回到它們應有的位置那樣. 在這基礎上, 任何人要講什麼或做什麼, 我都沒意見. 任何人要唱什麼歌是他的自由, 但你總得讓音符回到它們應有的位置, 就好像你不能說3大於 5 一樣. 當第一個數字被寫下, 一切數字的秩序就已決定, 你不該扭曲或否認這樣的基本秩序, 否則一切秩序都得崩盤.</text:span></text:p>
      <text:p text:style-name="P3"><text:span text:style-name="T1">我心裏常浮現這樣一個基本音符排列, 在這排列上, 彷彿我們能創造一種表格, 羅列世上一切曲子或句子. 在這表格上, 你只要跟我說你現在講的是這個或那個句子, 指的是這個意思或那個意思, 我將欣然接受, 毫無異議. 但是, 當你明明不是唱那個音, 你卻說如此唱才是正確或甚至說如此排列才是唯一曲子時, 我會覺得很痛苦, 因為那違反了我們與生俱來的基本智能與美感和道德感.</text:span></text:p>
      <text:p text:style-name="P3"><text:span text:style-name="T1">這時候, 你可能需要一些治療, 治療的目的是要讓你明白音符的正確位置, 明白世上有無數的曲子, 無數的音符排列方式. 當你可以這樣排列音符時, 別人就有可能那樣排列; 排列方式是無限的, 但每個基本音符卻都有著它們的必然位置.</text:span></text:p>
      <text:p text:style-name="P3"><text:span text:style-name="T1">曲子無限, 我不相信有什麼立場是唯一的可能, 我同樣不相信有什麼至高無上的曲子, 必須以犧牲他人的安寧與生命為代價. 你可能喜歡古典, 但這並不意味著我們必須讓流行音樂消失.</text:span></text:p>
      <text:p text:style-name="P3"><text:span text:style-name="T1">社會學家告訴你 “某一首” 曲子的可能原理或內涵, 但哲學家對任何一首曲子本身都沒意見, 他只是想讓你明白一些你理應三歲就該明白的簡單道理, 比方說 5 大於 3, 比方說朵雷咪應該怎麼排列高低, 比方說世上不會只有一首歌, 比方說一個字眼不會只有一種意思.</text:span><text:span text:style-name="T3"><text:line-break/></text:span></text:p>
      <text:p text:style-name="P1"><text:span text:style-name="T1">陳真 | 2006.07.13 02:05 | </text:span><text:span text:style-name="T2">#</text:span></text:p>
      <text:p text:style-name="P2"><text:span text:style-name="T1">謝謝仔仔指正.</text:span></text:p>
      <text:p text:style-name="P2"><text:span text:style-name="T1">誰寫的? 還不快給我站出來自首!!是不是學姐寫的? 學藝不精,誤人子弟,影響世界和平,該當何罪!</text:span></text:p>
      <text:p text:style-name="P2"><text:span text:style-name="T1">仔仔所指正, 我想可以這麼說: 比方說我現在只要聽到什麼 "咱台灣人" 或 "本土" 或 "愛台灣", 就很想吐, 厭惡至極. 但我的整個青春時光, 卻為這些東西家破人散, 吃盡苦頭.</text:span></text:p>
      <text:p text:style-name="P2"><text:span text:style-name="T1">是我變了嗎? 不是, 是這些概念或想法的內涵變了.</text:span></text:p>
      <text:p text:style-name="P2"><text:span text:style-name="T1">概念是死的, 但人是活的, 不同時空有不同意涵. 現在講的什麼 "愛台灣", 不折不扣就是以前那一套什麼 "我愛中華" 的翻版, 所謂 "咱攏是台灣郎", 完全就是 "我們都是炎黃子孫龍的傳人" 的同義詞, 只是換個招牌罷了, 但骨子裏的壓迫屬性及低能反動和齷齪政治操作卻完全一樣.</text:span></text:p>
      <text:p text:style-name="P2"><text:span text:style-name="T1">於是, 當我們此時此刻痛罵x它媽的什麼 "愛台灣" 時, 其實並不需要時時做字源考據或歷史回顧不是嗎? 就好像 “國父” 反抗滿清時, 我想當時意義下的三民主義或當時那個國民黨, 其實都跟現在的國民黨或三民主義不一樣. 當人們反抗國民黨在台灣所進行的白色恐怖和族群壓迫時, 反抗者其實並不需要隨時回顧國民黨的歷史榮光不是嗎?</text:span></text:p>
      <text:p text:style-name="P2"><text:span text:style-name="T1">陳真 2006. 7. 12.</text:span><text:span text:style-name="T3"><text:line-break/></text:span></text:p>
      <text:p text:style-name="P1"><text:span text:style-name="T1">仔仔 | 2006.07.12 17:14 | </text:span><text:span text:style-name="T2">#</text:span></text:p>
      <text:p text:style-name="P3"><text:span text:style-name="T1">你們的網站有些資料不正確，尤其在歷史背景中更是有明顯的錯誤，首先裡面有篇文章裡提到﹝猶太復國主義可說是極端的宗教基本教義派和種族主義﹞但問題是這個主張一開始就被猶太教中的正統派反對﹝他們相信犹太人要靠救世主的拯救，而不是人为、世俗的努力，因而反对犹太复国主义运动。﹞就連改革派也反對﹝英為他們認為他們最終目的是能融入歐美的社會裡﹞兩派一直到大屠殺之後才改變想法。維基百科裡提到：雖然錫安主義是建基於猶太人的宗教傳統對以色列土地的聯繫,但現代的猶太復國主義開始時是世俗化的,它很大程度上是對十九世紀時在歐洲及穆斯林世界十分猖獗的反猶太主義的一種回應。所以此思想並不算是宗教基本教義派</text:span><text:span text:style-name="T3"><text:line-break/></text:span><text:span text:style-name="T1">若以猶太復國主義的基本內容而言他並不含有種族主義的成份，按照維基百的定義：種族主義是一種自我中心的態度，認為種族差異決定人類社會歷史和文化發展，認為自己所屬的團體，例如人種、民族或國家，優越於其他的團體。他的基本內容是：</text:span><text:span text:style-name="T3"><text:line-break/></text:span><text:span text:style-name="T1">種族歧視</text:span><text:span text:style-name="T3"><text:line-break/></text:span><text:span text:style-name="T1">種族隔離</text:span><text:span text:style-name="T3"><text:line-break/></text:span><text:span text:style-name="T1">極端的種族滅絕</text:span><text:span text:style-name="T3"><text:line-break/></text:span><text:span text:style-name="T1">猶太復國主義的思想原本並沒有認為猶太人比阿拉伯人優秀啊！事實上猶太復國主義應該用民族主義來定義﹝再維基百科對於民族主義的描述中有提到：民族為『國家存續之唯一合法基礎』，以及『各民族有自決建國之權』。﹞。本篇未完</text:span></text:p>
      <text:p text:style-name="P1"><text:span text:style-name="T1">仔仔 | 2006.07.12 15:15 | </text:span><text:span text:style-name="T2">#</text:span></text:p>
      <text:p text:style-name="P2"><text:span text:style-name="T1">如果你們想知道有關以色列和巴勒斯坦的人權狀況可以去著個網站看一看http://www.state.gov/g/drl/rls/hrrpt/2005/61690.htm英文的，若不想動手查字典的人可已到這個網頁去，輸入網址就會幫你翻譯了﹝翻譯的品質不太好但是勉強可以了解大概﹞http://tw.search.yahoo.com/language/translate?doit=done&amp;tt=text&amp;intl=1&amp;text=&amp;lp=en_zt</text:span></text:p>
      <text:p text:style-name="P1"><text:span text:style-name="T1">仔仔 | 2006.07.12 15:03 | </text:span><text:span text:style-name="T2">#</text:span></text:p>
      <text:p text:style-name="P3"><text:span text:style-name="T1">這是從新華網站上抓下來的，這可以說明這幾年來以色列的種種惹人厭的行動</text:span></text:p>
      <text:p text:style-name="P3"><text:span text:style-name="T1">一個輸不起的國家 以色列的報復心理為何這麼強</text:span></text:p>
      <text:p text:style-name="P3"><text:span text:style-name="T1">在巴以暴力衝突中，“報復”是使用最頻繁的字眼之一。</text:span><text:span text:style-name="T3"><text:line-break/></text:span><text:span text:style-name="T1">　　6月28日，以色列對巴勒斯坦發起了代號為“夏雨”的大規模軍事行動。起因是，25日，幾名巴武裝人員借助一條長800米的地道，潛到一個以軍哨所外面，打死了兩名正在值勤的以軍士兵，又把另一名士兵挾為人質。在經過48小時等待之後，以總理奧爾默特下令，發動了他就任總理後第一次大規模軍事行動。以軍坦克隆隆開進加沙，摧毀電子設施，加沙城一片黑暗，80多名哈馬斯閣員和立法委員被抓，總理哈尼亞在加沙的辦公室被炸成一片廢墟。 　　就算是巴勒斯坦武裝分子首先挑釁，以色列的軍事報復也似乎太過誇張了。但，這一點也不奇怪。 “你打一拳，還你十拳” 　　說以色列人的報復心強，一點都不過分。人們常說，你打以色列人一拳，它往往要還你十拳。身為猶太人的好萊塢著名導演斯皮爾伯格也說，以色列在受到嚴重威脅的時候總是做出強烈的反應。以色列出手之狠，常令人咋舌。　　說起以色列人的報復，最廣為人知的，莫過於其對製造慕尼黑奧運會慘案的巴勒斯坦“黑九月”激進分子的拼死追殺。1972年8月，第20屆奧運會在西德慕尼黑召開。9月5日淩晨，八名全副武裝的巴勒斯坦激進分子闖入以色列代表團駐地，劫持了九名以色列運動員和兩名教練作為人質，要求以色列釋放被關押的256名巴勒斯坦政治犯。由於談判未果，以色列在營救人質的行動中，雖擊斃恐怖分子，但九名以色列運動員也全部遇難。慘案發生後，以色列情報機構“摩薩德”很快組織了一支訓練有素的隊伍，經過幾年的追殺，參與慕尼黑行動的“黑九月”分子被一一除掉。　不要給以色列人以口實。這是巴勒斯坦人在幾十年與以色列人對抗中總結出的血的教訓。因為一旦被以色列人抓住口實，他們往往會以幾倍、甚至幾十倍的力量進行報復和反擊。正在進行的“夏雨”軍事行動就是一例。 　　還有，2004年上半年，為了報復哈馬斯的自殺式襲擊，以色列在不到一個月的時間內，相繼定點清除哈馬斯領導人亞辛和蘭提西。這一舉動也讓不少人瞠目。一個輸不起的國家 　　1967年第三次中東戰爭前，一名以色列高級將領在做動員時說：夥伴們，如果我們打不贏，我們已沒有地方可退。　　有人說，以色列在建國後的歷次戰爭中只要輸過一次，今天的以色列國將早已不復存在。此話不假。早在今天的以色列國建立之前，國際社會曾提出過幾個建國方案，包括在今天的烏干達建立猶太人的獨立國家，但均被猶太人拒絕。猶太人堅持要回到巴勒斯坦地區，因為他們是“上帝的選民”，巴勒斯坦是他們的“應許之地”。1948年5月14日，以色列國建立。</text:span></text:p>
      <text:p text:style-name="P3"><text:span text:style-name="T1">　　根據以色列的版圖形狀，人們把它比作插在阿拉伯脊背上的一把尖刀。從此也開始了阿以兩個民族長達半個多世紀的生死較量。 　　以色列建國之初，與阿拉伯世界的力量對比之懸殊，讓人感到它簡直不堪一擊。　　最具代表性的莫過於第一次中東戰爭。阿拉伯聯軍大兵壓境，剛剛建立的以色列國，沒有軍隊也沒有武器，許多回歸的猶太移民剛剛下了船，經過兩天的軍事訓練，就扛槍上了前線。最終，以色列扭轉了頹勢，取得了戰爭的勝利。此後幾十年間，以色列軍隊在世界軍事史上創造了“戰無不勝的神話”。倒不是因為以色列軍隊著力追求這樣一種戰爭境界，而的確是因為它輸不起。 　　這樣一種心理，也是以色列建國以來歷屆政府決策的基礎。不管是當年的沙龍，還是現在的奧爾默特；不管是被稱為鴿派的工黨，還是以強硬著稱的利庫德集團。以色列政府的任何決定，都是以是否有利於國家安全利益為基本判斷標準，而不管它是否符合國際法、是否符合聯合國決議。以色列開國之父本—古裏安就說過：“不要怕聯合國做出什麼決議和國際輿論做出什麼反應；一切的一切不是取決於聯合國說什麼，而是取決於以色列做什麼和怎麼做。” 　　在以色列肆無忌憚的報復和強硬政策背後，是其頑固堅守的一個國家信條：生存安全第一。因為，以色列輸不起。</text:span></text:p>
      <text:p text:style-name="P3"><text:span text:style-name="T1">難以擺脫的憂患意識</text:span></text:p>
      <text:p text:style-name="P3"><text:span text:style-name="T1">　　生物有基因，文化也有基因。文化基因決定了一個國家、一個民族的性格特徵。 　　如果說現實的生存威脅使以色列總是感到危機四伏，那麼5000年漫長歷史中的種種不幸遭遇所鑄就的難以擺脫的憂患意識，沉澱為一種文化基因，在猶太民族中代代相傳。 　　猶太民族歷史上有幾次大流散；幾度失去家園，流落他鄉；因為沒有自己的國家，寄人籬下，遭人白眼，蒙受恥辱，並遭受了歷史上空前絕後的種族大屠殺；在建國的第二天，就受到戰爭的威脅，本—古裏安總理的建國宣言，成為了戰爭的動員令；處於阿拉伯世界包圍中，阿拉伯人宣示要把猶太人趕進大海、讓以色列國在本地區消失。　　每年的猶太人大屠殺紀念日，以色列全國都要鳴笛三分鐘，街上的所有車輛停駛，所有行人駐足，以此對死難者表示哀悼，讓今人記住歷史。納粹將猶太人的記號烙在他們的身上，而大屠殺的慘痛卻深深地烙在每一個猶太人的心裏。　　每年的逾越節，猶太家庭總是全家人圍坐在一起，無論老幼，共同誦讀經書《哈加達》，重溫猶太人在埃及被奴役的遭遇，以及摩西帶領猶太人出埃及的歷史。　　以色列前總理沙龍少年時，父親曾送給他一把刀作禮物，告誡他一是用於自衛，二是受人欺負了，用來報復。正是從這把刀開始，沙龍又拿起了槍，又發動了入侵黎巴嫩的戰爭，直到當上總理，一次又一次地下令對巴勒斯坦發起猛烈報復。</text:span></text:p>
      <text:p text:style-name="P3"><text:span text:style-name="T1">不顧一切的國家行為</text:span></text:p>
      <text:p text:style-name="P3"><text:span text:style-name="T1">　　如果說巴勒斯坦人的報復帶有單純的復仇和情緒化色彩，以色列人的報復卻是一種純粹意義上的國家行為，涵蓋著一個國家對局勢和未來的長遠戰略考慮。正因為如此，以色列的報復行動在很多情況下不僅僅表現為在受到侵犯之後的反擊，甚至是在僅僅受到威脅的情況下，首先發動先發制人式的打擊，消除一切潛在的威脅和隱患。其所表現出的，不僅是對外界危險的極端敏感，還有置國際輿論於不顧的“膽量”。　　1981年，時任以色列總理的貝京堅定地認為，決不能讓伊拉克擁有可以摧毀以色列的核武器，並做出大膽決定：轟炸並摧毀伊拉克的核設施。6月7日黃昏前後，以空軍的六架F-15殲擊機作掩護、八架F-16戰鬥轟炸機攜帶炸藥一起飛向伊拉克。機群沿著約旦和沙特邊境低飛，巧妙躲過雷達的掃描，在兩分鐘內，把16噸炸藥全部準確投擲下去，將伊拉克的核反應爐徹底炸毀，消除了以色列周邊的一大隱患。 　　以色列人做事，歷來只看結果，即使在條件不允許的情況下，也要先造成既成事實，然後再讓國際社會慢慢接受。</text:span><text:span text:style-name="T3"><text:line-break/></text:span><text:span text:style-name="T1">　　以色列建國之初，耶路撒冷地位尚未確立。當時，幾乎所有聯合國成員都贊成對耶路撒冷實行共管，這顯然與以色列的意圖相悖。於是，以色列不僅堅決地對共管決議投了反對票，而且毅然採取行動，將政府機構遷往耶路撒冷。此後相當長一段時間，以色列在國際上陷入嚴重孤立，幾乎所有國家領導人和駐以外交官都拒絕到耶路撒冷會見或拜訪以政府官員。但精明的猶太人開始了多方週旋，最終打破了這一外交僵局。</text:span></text:p>
      <text:p text:style-name="P3"><text:span text:style-name="T1">借題發揮 一箭幾雕</text:span></text:p>
      <text:p text:style-name="P3"><text:span text:style-name="T1">　　猶太人有兩大財富：金錢和智慧。在國家戰略中，以色列也表現出了這樣的精明。它會及時而巧妙地利用一切機會，最大限度地維護或擴大自己的利益。所以，以色列在決定報復時，也不僅僅是對單一事件做出回應，而是常常借題發揮，要一箭幾雕、一舉多得。 　　最近《耶路撒冷郵報》的一篇分析文章，比較了近年發生的兩起極其相似的人質事件，以及前總理巴拉克與現總理奧爾默特做出的不同反應。2000年10月，在以色列單方面撤離南黎巴嫩半年後，三名以軍士兵被黎巴嫩真主黨遊擊隊綁架。時任總理的巴拉克決定軍事上保持克制，採取外交手段解決人質危機。三年之後，以色列用400多名被關押的激進分子，換回了三名以軍士兵的屍骨。現在，奧爾默特面臨著當年巴拉克一樣的選擇。這一次，他決定放棄外交努力，而採取大規模的軍事行動。 　　而且，“夏雨”行動表面上是為了營救被綁架的人質，而實際上已演變成對巴勒斯坦發起的一次全方位打擊行動。對此，以官員也不避諱。進攻加沙，更是為了摧毀巴激進組織的武器加工廠，使其陷於癱瘓；派戰機飛越敘利亞總統府上空，是為了向敘利亞和流亡在大馬士革的哈馬斯領導人發出威脅信號；逮捕哈馬斯政府高官和立法委員，轟炸哈尼亞總理的辦公室，不僅是進行威懾，甚至可能要顛覆哈馬斯政府。　　報復自有報復的理由，而且也使以色列得到了暫時的戰略優勢。但到現在為止，以色列仍未得到它渴求已久的安全。再引用斯皮爾伯格的一句話：“我認為，以‘反應’來對抗‘反應’並不能解決任何問題，它只是造成了一種‘永動’的報復機制。現在那個地方已經是一片血的沼澤了。”這也是這位猶太電影大師在拍攝《慕尼黑》時的反思。(世界知識 劉素雲)</text:span></text:p>
      <text:p text:style-name="P4"><text:span text:style-name="T1"/></text:p>
      <text:p text:style-name="P4"><text:span text:style-name="T1"><text:line-break/></text:span></text:p>
      <text:p text:style-name="P1"><text:span text:style-name="T1">李秉叡 | 2006.07.12 14:47 | </text:span><text:span text:style-name="T2">#</text:span></text:p>
      <text:p text:style-name="P2"><text:span text:style-name="T1">這是一篇從網站上轉載下來的，讓大家知道為何以色列要發動這次的軍事行動</text:span><text:span text:style-name="T3"><text:line-break/></text:span><text:span text:style-name="T1">張平﹕夏雨行動──以色列單邊撤退派背水一戰</text:span><text:span text:style-name="T3"><text:line-break/></text:span><text:span text:style-name="T1">DWNEWS.COM-- 2006年7月10日11:47:57(京港台時間) --多來稿／一場巴勒斯坦恐怖組織的地道襲擊戰把以色列政府逼進了政治死角。這個政府是沙龍單邊撤退計劃的衣缽傳人﹐巴勒斯坦人的這場看來不大的襲擊之所以鬧出一場讓世人瞠目結舌的夏雨行動﹐乃是因為它不偏不斜地打在了單邊撤退論者的死穴上。(chinesenewsnet.com)</text:span></text:p>
      <text:p text:style-name="P2"><text:span text:style-name="T1">“單邊撤退論”是在奧斯陸和平進程失敗的廢墟上建立起來的。如果說奧斯陸和平進程的目的是以全面讓步換取和平的話﹐那麼單邊撤退計劃的目的便是以有限讓步換取安全。單邊撤退論的邏輯基石在于定居點分散孤立﹐防御戰線過長﹐容易遭到襲擊﹔同時這些深入巴勒斯坦區的猶太居民點時時挑動著巴勒斯坦人的神經﹐成為沖突的緣由之一。按照單邊撤離論者的構想﹐撤離後以色列收縮了防線﹐贏得了國際同情﹐又不給恐怖組織留下制造沖突的借口﹐再加上隔離牆的作用﹐以色列的安全應該是有保障的﹐安全形勢應該大為改觀。(chinesenewsnet.com)</text:span></text:p>
      <text:p text:style-name="P2"><text:span text:style-name="T1">然而自從加沙撤退之後﹐巴勒斯坦恐怖組織將戰火引入以色列本土的努力便一天也沒有停止過。土制火箭從以色列撤退完成起就射向以色列本土。半年多的時間內﹐幾百枚巴勒斯坦火箭射向以色列﹐挨炸的地點包括以色列現任國防部長的私宅附近。以色列對此進行了有限還擊和預防性攻擊﹐但收效甚微。隨後發生的加沙海灘爆炸事件使沖突迅速升級﹐哈馬斯軍事派別宣布中止停火﹐加入攻擊以色列的行列﹔以色列雖然發出打擊哈馬斯的警告﹐但實際上停止了軍事行動﹐以評估前一段的軍事行動中的問題。地道襲擊就發生在此時。這場襲擊成了壓垮駱駝的最後一根稻草﹐以色列不再忍耐﹐展開了代號為“夏雨”的大規模軍事行動。(chinesenewsnet.com)</text:span></text:p>
      <text:p text:style-name="P2"><text:span text:style-name="T1">沖突的升級當然不是偶發事件。沖突發生前﹐以巴雙方正在做出相互接近的努力。以色列總理奧爾默特在訪問英美兩國時據信受到壓力﹐要求他考慮與巴解當局談判解決問題﹐而不是採取單邊行動。以此為背景﹐奧爾默特與阿巴斯在約旦進行了私人會面﹐並宣布不排除談判解決問題的可能性。與此同時﹐阿巴斯打出的全民公決牌使哈馬斯政府不得不接受囚犯協議的精神﹐與各方達成妥協方案。這一妥協方案的簽署無疑將使阿巴斯有本錢向以色列提出談判要求﹐也使哈馬斯政府可以順理成章地接受談判結果。恰在此時﹐地道襲擊戰發生﹐各方的努力一轉眼間都成了泡影。從事件的發展和巴勒斯坦恐怖組織以挑起沖突破壞和解的一貫做法來看﹐襲擊戰時間的選擇顯然是經過深思熟慮的﹐並且也確實達到了預期目標。(chinesenewsnet.com)</text:span></text:p>
      <text:p text:style-name="P2"><text:span text:style-name="T1">對以色列來說﹐奧爾默特政府是依靠單邊撤退的承諾而上臺的。可以說單邊撤退是以色列現任政府存在的全部理由﹐也是前進黨存在的政治基石。巴勒斯坦火箭的襲擊本來已經使“以撤退換安全”的理論搖搖欲墜﹐地道襲擊戰則使奧爾默特的處境雪上加霜﹕這種本來發生在埃及加沙邊界的東西居然跑到以色列本土來了﹐這不是撤退招來的是什麼﹖因此﹐以色列政府必須向人民交代清楚﹕單邊撤退到底能給以色列帶來什麼樣的安全﹖以色列在完成撤退的情況下如何應對巴勒斯坦恐怖組織的越界襲擊﹖“以撤退換火箭”的沙龍派跟“以土地換炸彈”的“奧斯陸幫”的區別究竟在哪裡﹖(chinesenewsnet.com)</text:span></text:p>
      <text:p text:style-name="P2"><text:span text:style-name="T1">對于這些問題﹐以色列的軍方和政府都沒有現成的答案。所以要回答這份問卷﹐唯一的指望是以色列軍隊在夏雨行動中做功課。因此夏雨行動的核心目的既不是解救人質﹐也不是搞垮哈馬斯政府﹐而是要解決單邊撤離後如何保護以色列國境安全的問題。具體來說﹐就是要找出制止巴勒斯坦火箭襲擊與其它襲擊活動的有效辦法。如果夏雨行動結束時巴勒斯坦方面的火箭襲擊基本消失或大大減少﹐同時參與地道襲擊的相關組織受到了有力的打擊﹐那麼這一行動就可以被看作成功﹐反之就是失敗。(chinesenewsnet.com)</text:span></text:p>
      <text:p text:style-name="P2"><text:span text:style-name="T1">如果夏雨行動失敗﹐那麼對以色列政壇的影響將是震撼性的﹕前進黨政府將不得不放棄或無限期拖延西岸單邊撤退的方案。以色列現政府將因此失去存在的政治基石﹐提前大選將是一種極為現實的可能性。而在這種情況下進行的大選中﹐前進黨將象沙漠裡的清水一樣消失得無影無蹤﹐重演以色列政壇“中間派永遠只是曇花一現”的老戲。以巴之間的危機將大幅度加深﹐沖突將加劇。而在加沙撤退被認定是個錯誤的情況下﹐以軍重新佔領加沙也不是完全不可能的事情。(chinesenewsnet.com)</text:span></text:p>
      <text:p text:style-name="P2"><text:span text:style-name="T1">就以巴問題的大局來看﹐單邊撤離是目前唯一可行的有積極意義的方案。這是因為巴勒斯坦內部完全沒有以色列可與之談判的對話方。哈馬斯政府上臺幾個月來最令人失望的地方不在其拒絕承認以色列的生存權﹐也不在其把巴勒斯坦人民搞得窮上加窮（有國際援助墊著底﹐反正餓不死人）﹐而在其本身暴露出來的無可救藥的派別沖突。人們驚奇地發現這個號稱團結一致的宗教極端組織原來山頭林立﹐各人打各人的算盤。身為哈馬斯政府總理的哈尼耶不但管不了法塔赫﹐其實也管不了哈馬斯。哈馬斯武裝派別制造的這場沖突實際上是把哈尼耶推進了以色列的打擊陷阱﹐而哈馬斯在敘利亞的政治領導人的曖昧態度讓人懷疑是不是在玩借刀殺人的把戲﹕挑起沖突﹐借以色列之手除掉加沙哈馬斯內部的政治異己。因此無論是路線圖還是日內瓦協議都是一紙空文﹕就目前情況來看﹐跟哈尼耶這樣的領導人簽署協議﹐還不如在街邊隨便拉個烤羊肉的阿拉伯人簽一下省事﹐效果反正是一樣的。(chinesenewsnet.com)</text:span></text:p>
      <text:p text:style-name="P2"><text:span text:style-name="T1">因此﹐如果夏雨行動失敗﹐崩潰的將不只是以色列前進黨政府﹐整個以巴大局都極有可能進入絕望境地﹐這應該是任何一個真正關心兩國人民命運的人所不願意看到的。(chinesenewsnet.com)</text:span></text:p>
      <text:p text:style-name="P2"><text:span text:style-name="T1">2006年7月9日于特拉維夫</text:span></text:p>
      <text:p text:style-name="P4"><text:span text:style-name="T1"><text:line-break/></text:span></text:p>
      <text:p text:style-name="P1"><text:span text:style-name="T1">陳真 | 2006.07.11 21:25 | </text:span><text:span text:style-name="T2">#</text:span></text:p>
      <text:p text:style-name="P3"><text:span text:style-name="T1">底下是好幾天前寫的, 是接續之前談到什麼自由的, 但絕不是要罵 “誰”, 為免那位ching先生或小姐誤會, 所以延遲貼上. 我對誰都沒興趣, 每個人自己的四維八德自己得去跟上帝談, 但這不影響人們談論世上某一種現象的來源與可能性.</text:span></text:p>
      <text:p text:style-name="P3"><text:span text:style-name="T1">任何現象底下都必然有著一堆候選人, 但是當我們舉某些例子來談論某一種現象的概念起源時, 我們感興趣的並不是它有著 “哪些” 候選人, 也不是對那個現象本身感興趣. 一個人如果對事實不感興趣, 那他又怎麼可能會對某個特定人事物或某個現象感興趣?</text:span></text:p>
      <text:p text:style-name="P3"><text:span text:style-name="T1">經常有些人以為我在罵 “他” (難怪柏楊會被抓去坐牢, 因為很多權勢者總以為柏楊是在罵 “他”), 比方說有一次, 我文章寫說很多女生總是以台語講不好為榮, 但英文若講不好卻視為人生奇恥大辱, 結果幾個女生竟然寫信來為自己辯解. 問題是, 當我談到這樣一種現象時, 心中根本沒想到 “妳” 或 “她” 啊. 我甚至不是要談論這樣一種現象本身; 因此我也不會為了矯正這現象而去從事台語推廣工作. 因為這些都不是我關心的.</text:span></text:p>
      <text:p text:style-name="P3"><text:span text:style-name="T1">就好像我若要教小朋友算數, 買一支香焦和三顆蘋果, 加減乘除後必須付多少錢, 這時我們並不是對買香蕉感興趣, 也不是在討論蘋果的市價行情.</text:span></text:p>
      <text:p text:style-name="P3"><text:span text:style-name="T1">以上這些想法講過就算沒有幾萬遍也有幾千遍, 我對人們的閱讀能力實在毫無信心, 總覺得台灣社會彷彿到處都是記者, 到處都是社會學家. 前者重視某種特定人事物 (簡單說就是八卦), 後者提供該八卦的各種實證性解釋, 解釋說因為為這樣那樣, 所以 “故得證”, 有了該特定人事物的誕生.</text:span></text:p>
      <text:p text:style-name="P3"><text:span text:style-name="T1">我不是要否定這樣一些態度, 我只是要否定這樣一些態度並不是人類心靈屬性的全部.</text:span></text:p>
      <text:p text:style-name="P3"><text:span text:style-name="T1">維根斯坦舉了個例, 他說, 三角形和圓形之間具有一種概念連結, 概念上, 三角形可以逐步轉變成一個圓. 維根斯坦說, 當我們這麼說時, 我們並不是在談論三角形或圓形的畫法, 也不是在提出一種解釋說: 圓形 “就是” 由三角形轉變而來.</text:span></text:p>
      <text:p text:style-name="P3"><text:span text:style-name="T1">前者是記者感興趣的, 後者則是社會學家的家庭作業. 但這兩樣東西我都沒興趣.</text:span></text:p>
      <text:p text:style-name="P3"><text:span text:style-name="T1">看到這裏, 如果你還不知道我在說什麼, 那我們之間的溝通大概就已經到了終點.</text:span><text:span text:style-name="T3"><text:line-break/><text:line-break/></text:span><text:span text:style-name="T1">維根斯坦的名言: “獅子如果會講話, 我們也不知道他在說什麼.” 我看何止獅子, 兩個人就算都講中文, 這個人對那個人來說, 仍然可能是個謎. 如果你沒辦法理解他看世界的方式或美醜品味, 那麼, 他講的每一句話你都不可能懂. 比方說, 你說的 “成功” 可能是我說的 “失敗”, 你說的聰明成就可能是我說的低能猥瑣沒出息.</text:span></text:p>
      <text:p text:style-name="P3"><text:span text:style-name="T1">台南保安宮三十年前養著一些九官鳥, 因為就在我家附近, 我每天在廟前空地玩, 也常進廟裏跟鳥講話. 記得有一隻鳥很愛國, 會唱 “梅花”: “梅花, 梅花滿天下…”, 有一隻會PLP, 常尖叫喊著 “蔣總統萬歲”, 但有一隻我比較喜歡, 他會說比較生活化的台語對白: “人客來坐喔!” (台語人客就是普通話客人的意思) “內底咧博筊” ( “裏面有人在賭博” 的意思), 甚至在我的一群損友的調教下, 這幾隻鳥後來都還會對來廟裏拜拜的善男信女罵 “幹你娘 78”.</text:span></text:p>
      <text:p text:style-name="P3"><text:span text:style-name="T1">但我當時就已發現, 這些鳥雖然講人話, 但因為牠是隻鳥, 所以那其實還是鳥話. 我沒辦法說牠真的知道什麼是蔣總統, 也不太能想像牠真的知道幹你娘 78是啥意思.</text:span></text:p>
      <text:p text:style-name="P3"><text:span text:style-name="T1">這不只是人與鳥的溝通困境, 同時也可能是各種乍看以為是 “同類” 之間的困境.</text:span></text:p>
      <text:p text:style-name="P3"><text:span text:style-name="T1">我對所謂 “討論”, 永遠都只能反覆講同樣一句話: “不是不是不是, 我不是在講那個意思”. 這句話完全可以總結一切所謂 “討論”. 幾乎永遠都是這樣. 這讓我常感覺挺孤獨. 你若聽了不爽, 不爽彷彿我能看穿你, 而你卻對我一無所知, 那我也沒辦法, 它畢竟是我的真實心聲. 除非你變成我的真正同類, 否則你不可能聽懂或看懂我講的任何一句話或任何一個行為.</text:span></text:p>
      <text:p text:style-name="P3"><text:span text:style-name="T1">陳真 2006. 7. 11.</text:span></text:p>
      <text:p text:style-name="P3"><text:span text:style-name="T1">----------------</text:span><text:span text:style-name="T3"><text:line-break/></text:span><text:span text:style-name="T1">當你看過許多國家的人, 你會發現, 台灣菁英有個很明顯的氣質特徵就是窩囊、缺乏自信, 而且對別人一概不信任. 不管他有多少權勢或佔著什麼重要位置, 總是一副窩囊猥瑣的模樣. 何以致之我不知道. 我自己是不是也有這樣的民族氣質我自己看不見自己, 但我明白, 與窩囊猥瑣、缺乏信任與自信相對的是一種無懼的氣質, 簡單說就是老實. 老實人言行單純, 因為他無所畏懼.</text:span></text:p>
      <text:p text:style-name="P3"><text:span text:style-name="T1">人們常說, 在台灣如果敢開車, 到全世界每個地方都敢開. 同樣地, 你若能理解台灣人之心思, 其心思盤算之複雜與虛榮之入骨, 你若能參透, 肯定可以毫無困難地理解地球上所有族群.</text:span></text:p>
      <text:p text:style-name="P3"><text:span text:style-name="T1">封閉而單一的社會, 並不意味著簡單或單純, 事實上正好相反, 所謂廟小妖風大, 水淺王八多. 越是密不透風的單一環境, 往往也越陰柔, 就好像宮廷那樣, 到處都是機關, 每一道言行都不能當真, 不能做字面解, 它只是一種工具, 有它背後的心眼與盤算.</text:span></text:p>
      <text:p text:style-name="P3"><text:span text:style-name="T1">但不管其複雜與陰深, 說穿了不過虛榮二字. 簡單說就是他所思所想不過只是想著一些誰比較厲害的想法, 想著誰比較行、誰比較如何如何….簡直沒有一樣東西不能比較. 在這最為根本的心態或價值觀上, 有了一切的發言與相處, 於是就認為每個人所謂的 “成功” 必然都是那麼一回事, 認為每個人必然都跟他一樣心裏總是盤算著各種利害或盤算著如何比別人厲害. 很多不可思議的怪事醜事或荒謬言行, 往往就是出於此. 一個人越是虛榮, 就越沒自信, 越沒自信, 就越顯得窩囊.</text:span></text:p>
      <text:p text:style-name="P3"><text:span text:style-name="T1">自信跟信仰一樣, 是沒有條件的, 一個人不必因為世俗上所謂混得好才能有自信, 就好像不能因為上帝保佑你才信祂一樣. 凡是 “混得好” 才有 “自信” 的, 都是窩囊一族, 因為那意味著他的自信建立在某種條件上. 同樣地, 凡是上帝讓他走運才信上帝的, 也不叫信仰.</text:span></text:p>
      <text:p text:style-name="P3"><text:span text:style-name="T1">有時看別人對我的態度, 再看他對有權有勢者或 “混得不錯” 的人的態度, 我往往就能明白他心裏有著一些什麼樣的念頭. 你很難在台灣菁英圈中企求平等, 有些人表面上對你很平等, 但其實當他面對著他以為很 “重要” 或 “混得不錯” 的人時, 他的態度卻如此猥瑣, 這意味著他不是跟你真的平等, 他只是把你看成跟他同一等級的失敗者或有待努力者, 所以他覺得你跟他很 “平等”, 但在他眼裏, 你跟那些 “混得好” 的人相比, 顯然又矮了好幾級.</text:span></text:p>
      <text:p text:style-name="P3"><text:span text:style-name="T1">同樣地, 當我平等對待一些有權有勢者或自認為 “混得不錯” 的人時, 我的平等態度卻往往因此和對方結下樑子. 因為大家平常把他捧上天, 他已經習慣了, 當有個人一視同仁地和他平起平坐時, 他馬上會覺得你對他有所不敬.</text:span></text:p>
      <text:p text:style-name="P3"><text:span text:style-name="T1">平等是對所有人都一視同仁, 而不是根據世俗權勢和所謂前途位置畫分出高下各種等級之後, 才來依等級區分出不同的對應態度.</text:span></text:p>
      <text:p text:style-name="P3"><text:span text:style-name="T1">老實與不老實, 或自信與窩囊, 就像兩種天地那樣, 互不相屬. 你得轉換整個天地, 才有辦法理解另一種天地的語言. 兩個人就算認識多年, 朝夕相處, 彼此之間仍然很可能是個謎. 認識並不等於了解. 要了解一個人, 其實就等於了解他所屬的那個天地, 了解那個天地的 “語言”, 然後你才有可能了解他的日常言行. 就好像一個人如果連化學元素符號是什麼都沒概念, 那麼, 他雖然懂得 H, 懂得 2, 懂得O, 但他無法了解什麼是 H2O.</text:span></text:p>
      <text:p text:style-name="P3"><text:span text:style-name="T1">寫東西讀東西也一樣, 你若無法了解一個人背後那個 “天地”, 你就算聽懂他講的每個字, 但你事實上一個字也不可能懂.</text:span></text:p>
      <text:p text:style-name="P3"><text:span text:style-name="T1">有一次換工作, 我沒往 “上” 爬 (那是世俗的 “上”, 但不是我心目中的 “上”), 反倒自動向 “下” 沉淪, 來到新工作單位時, 我在歡迎會上自我介紹說我因為這樣那樣的一些想法而決定來到貴單位. 講完後, 院方高層私下找我闢室密談, 竟然問我為什麼想來這裏工作? 我很訝異, 於是回答說, “你剛剛在歡迎會上不是問過我了嗎? 你要我從頭再說一遍嗎?” 想不到對方卻說: “可是, 真正的原因呢?” 我說我講的一切原因就是真正的原因, 沒有隱瞞什麼了.</text:span></text:p>
      <text:p text:style-name="P3"><text:span text:style-name="T1">從這裏就可以看出, 如果我們是 “同一國” 的人, 你不會以為我背後還隱藏著什麼 “真正目的” 或甚至以為大家心裏都必然跟你一樣彷彿有著什麼亟需掩飾的、不方便被人知道的什麼心靈黑暗角落或更深一層的利害盤算似的.</text:span></text:p>
      <text:p text:style-name="P3"><text:span text:style-name="T1">從很多問話, 你可以聽得出來, 對方有一種假設, 但他卻總是把這個假設當成一種普世真理, 以為所有人都跟他一樣在追求著某些東西, 於是他總是反覆問你有關這項追求的進度與計劃, 問題是, 甲之美食, 乙之毒藥, 或許他心裏不但沒有這項進度, 甚至朝著與你相反的方向前進.</text:span></text:p>
      <text:p text:style-name="P3"><text:span text:style-name="T1">曾有幾次, 我公開說我當時某個時期找臨床工作主要是考慮薪水和工作的輕鬆 (因為我得花很多時間準備出國及出國後的龐大費用), 結果竟然有醫界大老說我不該一心想著錢. 可是, 我老實跟大家說我找工作會考慮薪水, 那就是 “一心想著錢” 嗎?</text:span></text:p>
      <text:p text:style-name="P3"><text:span text:style-name="T1">林義雄考上律師後, 不也夫婦倆努力工作賺錢? 存了上千萬存款, 而且還在黃金地段上買了現在的台北慈林辦公室, 難道林義雄就是一心想著錢? 但我看他對錢根本沒什麼概念. 有一次他來沙鹿, 我和學姐帶他去一家我們常去的餐廳吃飯, 三人點了菜和飲料, 一共台幣兩百多塊, 林先生說他來付錢, 拿了張一千塊給服務生, 服務生稍候找回七百多塊給他, 他竟然把七百多塊還給服務生說你全收下吧, 不用找零了. 林義雄不也出來選過總統黨內提名, 難道這就是一心想著權勢?</text:span></text:p>
      <text:p text:style-name="P3"><text:span text:style-name="T1">如果你覺得經常得跟對方做各種解釋, 那麼, 這個人絕不可能是你的好朋友, 絕不會是你 “那一國” 的人. “同一國” 是很重要的, 因為那是一切理解的基礎, 唯有在同一國的 “語言” 下 (不是南方朔講的什麼語言), 才有可能理解那一國的各種事物之意義. 這也就是維根斯坦的那句名言的意思: “獅子就算會講話, 我們也聽不懂他在說什麼.” 就算獅子說的是標準中文, 我們也無從理解, 就好像當我說我找工作主要就是考慮賺錢. 如果你不是一頭獅子, 你不可能聽懂這句獅語, 雖然我們講的都是同一種中文.</text:span></text:p>
      <text:p text:style-name="P3"><text:span text:style-name="T1">我過去常跟一些自以為是的混蛋說一句話: “燕雀焉知鴻鵠之志.” 這些自卑感很重的人聽了, 就會說我驕傲或自我安慰, 但這話倒過來講其實也一樣, 就算我是燕雀好了, 菁英們這些鴻鵠, 不可能了解我這樣一隻小麻雀心之所嚮. 當小麻雀整天被迫得跟各方鴻鵠做出有關飛行的解釋時, 那真是很辛苦而且很不必要的一件事.</text:span></text:p>
      <text:p text:style-name="P3"><text:span text:style-name="T1">同一種 “生物” 或 “同一國” 的人, 就是知己, 知己之間是不需任何解釋的. 但 “異類”之間就不然. 比方說我有時看狗吃東西很好笑, 忍不住靠近觀賞, 這時牠往往會齜牙裂嘴, 彷彿我要搶牠的骨頭吃似的. 但我心裏其實沒有這樣的盤算, 那骨頭對你是美食, 對我卻不是. 就算要送給我, 我恐怕也不敢吃.</text:span></text:p>
      <text:p text:style-name="P3"><text:span text:style-name="T1">異類之間, 你將會發現, 不管你怎麼解釋都不可能有任何用處, 因為不管你怎麼解釋, 對方都彷彿能在你的話中 “看穿” 你背後 “真正的” 動機, 或彷彿他像探長辦案那樣, 透過交叉詢問, 能找到什麼 “破綻” 似的, 感覺就像當別人認定你跟他一樣都是窩囊小偷時, 他就會把一種屬於 “小偷” 的世界觀給套用在你身上, 以這樣一種世界觀來理解你的所有言行.</text:span></text:p>
      <text:p text:style-name="P3"><text:span text:style-name="T1">也許這就是孤獨吧. 林子大了, 什麼鳥都有, 可當林子太小, 鳥的種類單一, 當大家都唱著梅花, 偏偏你學了一句幹你娘78, 那你就成為異類.</text:span></text:p>
      <text:p text:style-name="P3"><text:span text:style-name="T1">異類之間, 理性便到了盡頭, 這樣一種 “根本差異”, 並不是依靠表面語言的解釋或理性所能填補. 不管你做多少解釋或說明都沒用, 那只是引來更多的誤解. 異類之間, “世界” 長得完全不一樣, 維根斯坦說: “一個人很可能是另一個人的謎”. 除非你轉變整個世界觀, 發揮想像力, 想像世上並不是只有一種鳥, 否則你不可能解開這個謎.</text:span></text:p>
      <text:p text:style-name="P3"><text:span text:style-name="T1">陳真 2006. 7. 2.</text:span><text:span text:style-name="T3"><text:line-break/></text:span></text:p>
      <text:p text:style-name="P1"><text:span text:style-name="T1">鑑慧 | 2006.07.06 07:15 | </text:span><text:span text:style-name="T2">#</text:span></text:p>
      <text:p text:style-name="P2"><text:span text:style-name="T1">這次AI報告以色列部分感謝憶萱這麼快幫忙完成翻譯。與往年相比，過去一年由於雙方的停火協議，雙方衝突與攻擊已有減少，死傷人數也減少了。 可惜似乎自哈瑪斯年初當選後，一切似乎又往回頭路走, 錯不在巴勒斯坦以民主方式選出了哈瑪斯，卻在西方世界口稱民主實際卻不願承認民主結果，百般抵制，斷絕人道援助，使巴勒斯坦再度陷入人道危機。歐馬特更繼續夏龍起頭的單邊計畫， 打算於約旦河西岸撤除些小了然後鞏固些大的屯墾區，謂之「聚合」計畫。這不用說違反國際法—所有屯墾區皆是，在程序上更是蔑視巴勒斯坦民意。六月初以軍更是違反停火協議，殺死14名巴勒斯坦人，其中8名當時只不過在迦薩海邊野餐。之後，哈瑪斯也揚言報復，打破一年多來的停火協議。就這樣愈演愈烈。上個月25號，在一次以軍對加薩的攻擊中，巴勒斯坦武裝團體劫持了一名以色列士兵，以色列以此為藉口，展開大規模攻擊，炸了迦薩三座橋樑、一個電廠，影響加薩60%人家的供電，也破壞了供水系統，死傷人數目前仍不清。以方堅決不順應巴方武裝團體的要求，釋放被監禁的上千名婦女與小孩，巴方武裝團體即使面對集體巴人所受之懲罰與傷害，也堅不釋放那名19歲的以色列士兵……一切似乎仍朝往那最壞的方向發展，我也不知該如何說下去了…總之感謝憶萱幫我們翻譯出去年度AI的報告。這篇報告主要針對以色列方面的人權侵害；雋梅正翻譯中的，則是針對巴勒斯坦當局的人權侵害。</text:span></text:p>
      <text:p text:style-name="P1"><text:span text:style-name="T1">良哲 | 2006.07.03 16:49 | </text:span><text:span text:style-name="T2">#</text:span></text:p>
      <text:p text:style-name="P3"><text:span text:style-name="T1">關於捐款給東珍，剛剛看到了這兩個網頁，這樣比之前還要方便許多了。</text:span></text:p>
      <text:p text:style-name="P3"><text:span text:style-name="T1">國外透過亞洲基金會捐款給東珍的</text:span><text:a xlink:type="simple" xlink:href="http://www.chinaaidsorphans.org/ReadNews.asp?NewsID=1147"><text:span text:style-name="T2">說明文件</text:span></text:a><text:span text:style-name="T1">；亞洲基金會以</text:span><text:a xlink:type="simple" xlink:href="http://www.give2asia.org/projects/funds-detail.php?fund=102"><text:span text:style-name="T2">信用卡線上捐款給東珍的網頁</text:span></text:a><text:span text:style-name="T1">。</text:span></text:p>
      <text:p text:style-name="P1"><text:span text:style-name="T1">陳真 | 2006.07.03 08:48 | </text:span><text:span text:style-name="T2">#</text:span></text:p>
      <text:p text:style-name="P2"><text:span text:style-name="T1">陳婉真...</text:span></text:p>
      <text:p text:style-name="P2"><text:span text:style-name="T1">17 年前,有個17 歲高二女生說要效法陳婉真...</text:span></text:p>
      <text:p text:style-name="P2"><text:span text:style-name="T1">如今久哥都已成為留英 "同學". 17 年,感覺卻像一個世紀那麼久,而我們是否仍懷抱同樣的夢?</text:span></text:p>
      <text:p text:style-name="P2"><text:span text:style-name="T1">陳真</text:span></text:p>
      <text:p text:style-name="P2"><text:span text:style-name="T1">===============</text:span><text:span text:style-name="T3"><text:line-break/></text:span><text:span text:style-name="T1">2006.07.03　 中國時報</text:span></text:p>
      <text:p text:style-name="P2"><text:span text:style-name="T1">陳婉真母子 走過患難 走出恐懼</text:span></text:p>
      <text:p text:style-name="P2"><text:span text:style-name="T1">陳志成/彰化報導</text:span></text:p>
      <text:p text:style-name="P2"><text:span text:style-name="T3"><text:line-break/></text:span><text:span text:style-name="T1">曾被國民黨視為異議分子的前國代陳婉真，六月初出任彰化縣政府公益頻道執行長，腳踏實地從愛彰化做起。而她從小在恐懼中成長的兒子張宏久，如今已長大成人；回首坎坷的來時路，母子更珍惜這份罕見的患難親情。</text:span></text:p>
      <text:p text:style-name="P2"><text:span text:style-name="T1">年輕時，衝撞體制、上街頭、入鐵窗，讓兒子張宏久活在恐懼、畏縮中；如今兒子在英國牛津大學讀研究所，還利用暑假獨自一人到突尼西亞、摩洛哥旅行，對兒子能克服心理障礙、學習獨立自主，陳婉真總算放下心來。</text:span><text:span text:style-name="T3"><text:line-break/><text:line-break/></text:span><text:span text:style-name="T1">宏久的童年，終結得很早。民國七十七年，流亡美國的陳婉真決心回台，留信給七歲的他：「你現在年紀小，不會知道，長大之後自然瞭解媽媽為什麼要這麼做」。寫到「抱歉無法陪著你一塊長大」，她再強悍，還是淚溼信箋。</text:span></text:p>
      <text:p text:style-name="P2"><text:span text:style-name="T1">在這之前，張宏久返台，內政部不讓美國出生的他入籍。陳婉真帶他抗議「台灣人的孩子被驅逐出境」。鎮暴警察的粗暴、氣氛的緊張，超過孩子承受的極致。那一期「新新聞」雜誌的封面，便是一臉茫然的宏久。後來老爸張維嘉回台設籍，解決戶籍問題。沒想到上了國小，老師逼著他拉超過體能的單槓，小朋友也排斥「暴力分子的孩子」，宏久為之自卑、自閉。</text:span></text:p>
      <text:p text:style-name="P2"><text:span text:style-name="T1">民國八十一年，為「終結中華民國」，陳婉真率眾到台中地方法院抗議，繼而號令民主戰車衝進。當時讀小四的宏久去到台中看守所，久違的媽媽招呼他伸手，隔著厚厚的強化玻璃緊緊相貼，此情此景，母子畢生難忘。</text:span></text:p>
      <text:p text:style-name="P2"><text:span text:style-name="T1">曾經目擊媽媽遭警察像扛豬般地扛上車，宏久嚇得大哭。一次媽媽帶他到義光教會，無意中提及林義雄家的雙胞胎遭人毒手，讓他為之恐懼，不敢獨處，睡覺不敢關燈。後來刑法一百條廢除，陳婉真獲釋，在台北縣選上國代。事情一忙，張宏久變成「眾人的孩子」。國二那年，老爸帶他到美國讀書。</text:span></text:p>
      <text:p text:style-name="P2"><text:span text:style-name="T1">離開恐懼、離開壓抑，張宏久步上坦途，大學上著名的加州柏克萊，攻讀經濟、政治雙學位。直到民國八十七年陳婉真擔任南投縣社會局長、九十年競選彰化縣長失利後，母子才有相聚時間。去年宏久大學畢業，考取牛津大學政治研究所。今年五月，彰化縣長卓伯源三顧茅蘆，說服陳婉真放下意識形態，共同為地方打拚，她才進入縣政府公益頻道擔任執行長。</text:span><text:span text:style-name="T3"><text:line-break/></text:span></text:p>
      <text:p text:style-name="P1"><text:span text:style-name="T1">陳真 | 2006.07.03 07:35 | </text:span><text:span text:style-name="T2">#</text:span></text:p>
      <text:p text:style-name="P3"><text:span text:style-name="T1">某天我在沙灘上拱起一堆沙, 我告訴自己, 這是一項成就, 我創造了一座沙堆! 可是, 就在這當下, 馬的, 來了一陣風, 吹走一粒沙, 我趕緊問自己: 這還是一座沙堆嗎? 嗯! 沒錯, 它仍是沙堆.</text:span></text:p>
      <text:p text:style-name="P3"><text:span text:style-name="T1">於是, 問題來了. 如果風又吹走了第二粒第三粒第四粒….沙呢? 它還是沙堆嗎?難道不管風怎麼吹? 它仍是沙堆? 如果終究會有那麼一個界限, 我們沒辦法再稱呼它為沙堆, 那麼, 究竟是第幾粒沙被吹走時, 我將改變對這概念 (沙堆) 的看法?</text:span></text:p>
      <text:p text:style-name="P3"><text:span text:style-name="T1">我們找不到那粒具 “關鍵性” 的沙, 於是語言哲學上給這現象一個專有名詞: vagueness (含糊). 我們的語言或概念就有著這樣一種含糊性. 於是, 一些自以為很聰明的哲學家, 如羅素和Frege, 企圖以邏輯給語言設下一些條件限制, 使它成為一種更精準的語言, 揚棄日常語言的曖昧含糊.</text:span></text:p>
      <text:p text:style-name="P3"><text:span text:style-name="T1">在這之前, 大多數哲學家認為儘管含糊, 仍有一定的意義, 但Frege不這麼認為, 他認為一個含糊的界限不是界限; 如果概念或語言或思想的 “意義” 之界限無法清楚界定, 這界限將失效, 概念也將失去指涉意義的能力. 有人把這看法就稱為虛無 (nihilism), 並進一步區分為local nihilism及 global nihilism, 前者指的部份, 後者指的 “所有” 含糊的概念或語言都是意義上空洞的 (empty).</text:span></text:p>
      <text:p text:style-name="P3"><text:span text:style-name="T1">(如果是南方朔, 他一看到global nihilism, 肯定馬上又望文生義做道德解, 說是全球化秩序解體, 人心虛無道德淪喪什麼的).</text:span></text:p>
      <text:p text:style-name="P3"><text:span text:style-name="T1">很多人以為早期的維根斯坦也是羅素這一派看法, 我認為這錯誤解讀, 但不管怎麼樣, 至少晚期的維根斯坦相當反對這種看法. 他舉過很多例, 我常舉的例子有二: 一是檯燈, 二是操場.</text:span></text:p>
      <text:p text:style-name="P3"><text:span text:style-name="T1">我看桌上檯燈在屋子一角灑下個影子, 於是我開始納悶起來, 到底這黑暗和光亮的精確界限何在? 我說不出來. 但我不會因此就說這檯燈的光線是假的.</text:span></text:p>
      <text:p text:style-name="P3"><text:span text:style-name="T1">就好像很多北七常自以為聰明地批判一些他看不順眼的概念, 比方說動物權. 像我剛剛打死一隻蒼蠅, 我相信牠是無辜的, 但我仍然毫不留情地打死牠, 那我還能說我是個動物權主義者嗎? 動物權不是要保護動物嗎? 如果你不是保護所有動物, 如果有一種又一種的動物從你的概念範圍中排除, 那麼, 以此類推, 到底要排除多少種動物, 你才會承認你不是一個動保人士? 很多人就以這樣一種概念的含糊性來攻擊諸如動物權這樣一些概念.</text:span></text:p>
      <text:p text:style-name="P3"><text:span text:style-name="T1">可是, 這是說不通的. 就好像你參加朝會, 教官說, “請各位同學向操場兩邊對齊!” 這時候你肯定是趕快對齊, 你應該不會因為你不知道操場的精確界限何在而反抗教官的命令, 你也不會指責教官發佈了一道假命令—儘管我們的確不知道我們所要 “對齊” 的操場界限之精確位置何在.</text:span></text:p>
      <text:p text:style-name="P3"><text:span text:style-name="T1">台南縣永康市和台南市之間的大水溝橋上有塊牌子, 上面寫著: “歡迎光臨台南市”, 每次我人在台灣時, 每天在這塊牌子底下騎摩托車來回好幾趟 (我是趙玉柱的鄰居), 每次經過這裏, 我的哲學病就會發作, 我總想著, 我若在這條界限上製造了某個事件, 這事件究竟屬於台南市或台南縣? 究竟那一條縣市界限的精確位置何在? 我不知道. 但我不會因此而懷疑台南市和永康市是兩座虛無的城市.</text:span></text:p>
      <text:p text:style-name="P3"><text:span text:style-name="T1">同樣地, 儘管我不知道我所認同的動物權究竟確切地涵蓋了哪些動物, 但我不會因此說它是個意義空洞的假概念.</text:span></text:p>
      <text:p text:style-name="P3"><text:span text:style-name="T1">像這些就是哲普, 講給一般人聽的哲學, 很有趣, 也很容易懂, 但不管是哲普或專家的哲學, 都沒什麼用處. 但它就像一種空間, 一個空間就是一個什麼都沒有的space. 但正因為它什麼都沒有, 所以它形成了一種長寬高, 就像一種記憶體那樣, 可以吃下很多東西.</text:span></text:p>
      <text:p text:style-name="P3"><text:span text:style-name="T1">或者說, 它更像一種高度, 當你登上一座山, 山很高, 但所謂 “高” 並不是一種 “東西”, 它什麼也沒有, 但它卻提供了一種可能性, 讓你能看到在地平面上看不見的東西.</text:span></text:p>
      <text:p text:style-name="P3"><text:span text:style-name="T1">如果有民意論壇大師跟你說什麼哲學告訴我們這個意見那個意見, 那他就是個不學有術的騙子, 他連哲學是什麼都搞不清楚, 他講的或許是一種社會學, 或許是一種社論或民意論壇, 但那跟哲學八竿子打不著一點邊. 就好像如果有人跟你說音樂告訴我們這個意見那個意見, 那意味著他根本不知道什麼是音樂. 音樂或許有歌詞, 就好像詩詞是一種文字一樣, 但那些字詞並不是要告訴我們一種意見, 就好像 “蒙娜麗莎的微笑” 並不是要告訴我們微笑有益身心一樣.</text:span></text:p>
      <text:p text:style-name="P3"><text:span text:style-name="T1">哲學也一樣, 它是一種以邏輯為骨架但卻具有文學性的奇妙東西, 它並沒有要告訴我們任何意見, 而是提供了一種彷彿可以飛行的機器, 藉著它, 時空不再是阻礙, 你將 “看見” 完全不一樣的風景.</text:span></text:p>
      <text:p text:style-name="P3"><text:span text:style-name="T1">陳真 2006. 7. 2.</text:span><text:span text:style-name="T3"><text:line-break/></text:span></text:p>
      <text:p text:style-name="P1"><text:span text:style-name="T1">陳真 | 2006.07.02 19:30 | </text:span><text:span text:style-name="T2">#</text:span></text:p>
      <text:p text:style-name="P2"><text:span text:style-name="T1">一個人面對惡行沒有義憤也就罷了, 但如果不但沒有義憤, 反而還故做優雅豁達狀, 指責批評者不懂自由精神. 豈不荒唐? 在台灣老是得反覆講這種原本不需講的基本做人的道理, 實在挺無奈. 這島究竟受何詛咒, 竟如此特殊?</text:span></text:p>
      <text:p text:style-name="P2"><text:span text:style-name="T1">就算是一種觀點問題, 哪有不能批評的道理? 更何況我所批評的完全不是觀點問題, 你不能說主張 “簡錫偕的社會運動是一種物理學的簡諧運動” 是一種觀點. 這不是觀點, 這是一種長久以來從未間斷的荒唐胡扯, 荒謬至極的一種瞎掰. 而且, 瞎掰者整天以極其清高的道德姿態和 “學術” 姿態, 天天痛罵政治異己瞎掰. 馬的, 人家陳水扁雖然講話顛三倒四, 但也沒像南方朔不學有術地瞎掰得這麼離譜不是嗎?</text:span></text:p>
      <text:p text:style-name="P2"><text:span text:style-name="T1">完全不可思議的瞎掰是一種自由? 批評這樣的怪事卻反倒侵犯了瞎掰者的自由? 姦殺擄掠是一種自由? 出聲阻止卻反倒侵犯了歹徒的自由?</text:span></text:p>
      <text:p text:style-name="P2"><text:span text:style-name="T1">真不知道該怎麼說才好. 這道理有那麼難懂嗎? 當然不是. 都會男女不是不懂, 他只是不在乎. 在不在乎才是問題所在.</text:span></text:p>
      <text:p text:style-name="P2"><text:span text:style-name="T1">記得以前蜂報常轉載我批評民進黨或美帝的文章. 每轉載一次, 就是一次次的災難, 各路義勇軍就會蜂擁而來, 對我進行制裁. 每當制裁發生, 我就知道一定是又有什麼文章被轉載或轉貼到一些菁英出沒的地方了.</text:span></text:p>
      <text:p text:style-name="P2"><text:span text:style-name="T1">制裁當然都是來陰的來暗的, 神不知鬼不覺, 喜歡怎麼整就怎麼整. 有一次, 有人匿名留言好像是叫我去死吧, 對匿名者你能怎麼樣? 罵回去就像罵一團空氣那樣. 但不可思議的是, 竟然有位進步青年出面, 對我之譴責這些匿名義勇軍之毀謗侮辱和冒名頂替、騷擾及各種侵權行為, 表示說我不懂言論自由的精神.</text:span></text:p>
      <text:p text:style-name="P2"><text:span text:style-name="T1">我真服了這些進步優雅的菁英男女; 匿名對一個有名有姓的人惡搞是自由, 被害者回罵兩句或是無奈地寫些其實根本不需寫的做人的道理, 卻是侵犯了匿名混蛋的自由?</text:span></text:p>
      <text:p text:style-name="P2"><text:span text:style-name="T1">這道理有那麼難懂嗎? 當然不是. 進步青年不是不懂, 他只是不在乎. 在不在乎才是問題所在.</text:span></text:p>
      <text:p text:style-name="P2"><text:span text:style-name="T1">我之所以講這些, 並不是因為我關心 ““他們””, 就好像我之所以講南方朔並不是因為我關心南方朔. 這種關心你如何啊我如何啊他如何啊的窩囊心態, 正是菁英或都會男女的主要特徵之一, 但我幸好沒有這種心態, 我對個別人事物不感興趣. 南方朔只是個 “例子”, 例子本身不重要, 就好像誰是ching不重要, 重要的是類似的品味就像空氣那樣, 瀰漫在這島上. 依我看, 這才是台灣真正的、永遠的執政黨. 各界菁英將來死了, 換下一批, 基本上氣味還是不會有什麼改變, 就像基因那樣, 傳遞下去, 或許有一天會突變, 但突變機率總是億萬分之一.</text:span></text:p>
      <text:p text:style-name="P2"><text:span text:style-name="T1">你想, 任何一個政客會公開寫文章罵 ““我”” 嗎? 絕對不會! 你看, 連那樣一些人都不至於窩囊至此, 不至於窩囊到居然關心起 ““我”” 的四維八德來了, 如果他們不會, 我又怎麼可能會窩囊到去關心 ““誰”” 的品德好壞或什麼大師不大師的呢? 連政客都不至於如此窩囊, 難道我們比政客還不如? 難道我會窩囊到把時間拿來關心 ““誰誰誰”” 的四維八德或甚至關心 ““某人”” 該不該以為自己是什麼大師? 我真的想不出來比這更窩囊猥瑣的了.</text:span></text:p>
      <text:p text:style-name="P2"><text:span text:style-name="T1">就算是手握大權的政客也根本不值得我們罵, 我們之所以罵政客, 難道不是藉著他做為一種例子來談論一種重要原則? 例子本身完全不重要, 重要的是原則.</text:span></text:p>
      <text:p text:style-name="P2"><text:span text:style-name="T1">而且, 這時候光是談是很沒出息的, 政治有什麼好談的? 政治是要用做的, 不是用談的. 一個人私底下罵政客, 被罵的政客只會把你看成窩囊廢. 你如果真的想罵他, 那就具名寫封掛號信去給他, 或打電話給他, 或做些更強烈的作為. 如果你比政客還窩囊, 居然關心起政客來, 那不是很諷刺嗎? 政客比你正直多了, 你還能罵他什麼呢?</text:span></text:p>
      <text:p text:style-name="P2"><text:span text:style-name="T1">我們應該想想, 連政客或許多名人菁英那樣一些人, 都不會浪費一秒鐘去罵 ““你””, 你為什麼要罵 ““他”” 呢?</text:span></text:p>
      <text:p text:style-name="P2"><text:span text:style-name="T1">我不知道這樣講夠不夠清楚? 總之, 老是把眼光放在你啊我啊他啊這類個別人事物身上, 真的很沒出息. 這麼沒出息的人民, 讓一些比你有出息的政客或菁英跑到你頭上拉屎撒尿, 在我看來這其實是很合理的一件事.</text:span></text:p>
      <text:p text:style-name="P2"><text:span text:style-name="T1">唯有當我們自己像個 “人”, 混蛋才不會爬到我們的頭上來. 唯有當人們普遍有著一種做為一個 “人” 應有的基本正直, 不窩囊, 不猥瑣, 不關心個別人事物, 然後才有可能擺脫這許多荒唐噩夢.</text:span></text:p>
      <text:p text:style-name="P2"><text:span text:style-name="T1">齊克果說, 熱情是宗教的基本元素; 你得有熱情, 方能成為一個人.</text:span></text:p>
      <text:p text:style-name="P2"><text:span text:style-name="T1">熱情並不是說你一定要做什麼, 但熱情能保證你必然不會說出或做出一些荒唐言行. 比方說母親對小孩有熱情, 所以他不會對小孩信口開河, 不會對小孩寫些不可思議的荒唐作文. 就好像我對言語老實的人有熱情, 我對他們充滿敬意, 一直到我死, 我都不會忘記他們, 我這一生絕不會對他們說出一句混蛋話. 我絕不會像南方朔那樣說什麼誰的 “出身” 卑鄙可笑 (天底下會有哪一種 “出身” 是卑鄙可笑的?), 說那種出身不過就是 “在髒話堆裏長大”.</text:span></text:p>
      <text:p text:style-name="P2"><text:span text:style-name="T1">在我看來, 沒有比菁英或都會男女不絕於耳的漂亮言行更骯髒齷齪的了。</text:span></text:p>
      <text:p text:style-name="P2"><text:span text:style-name="T1">陳真 2006. 7. 2.</text:span><text:span text:style-name="T3"><text:line-break/></text:span></text:p>
      <text:p text:style-name="P1"><text:span text:style-name="T1">陳真 | 2006.07.01 20:28 | </text:span><text:span text:style-name="T2">#</text:span></text:p>
      <text:p text:style-name="P3"><text:span text:style-name="T1">過去在台灣, 一堆人裏頭我往往是那個最沒有聲音但卻似乎得到最多異樣眼光的人, 他們看我異常沉默, 於是顯得怪, 而我之所以沉默其實也是因為某種格格不入. 沉默之餘, 偶而尷尬地講兩句蠢話應付場面, 感覺就好像一鳴驚人似的.</text:span></text:p>
      <text:p text:style-name="P3"><text:span text:style-name="T1">康德以來, 一直在談論世界如何可能被我們所認識, 於是得到一種所謂 “先驗唯心論” (transcendental idealism) 的結論, 簡單說就是, 世界之所以能被我們察覺是因為有個先驗的概念架構, 像網那樣, 鋪陳在我們的心靈上, 藉著它, 於是我們捕捉到世界的存在, 就好像張網捕魚那樣, 老天終究得先給你一張彷彿 “概念之母” 的網, 你才有辦法認識世界. 在這意義上, 世界是一種概念的產物.</text:span></text:p>
      <text:p text:style-name="P3"><text:span text:style-name="T1">但是, 在這張共同的、先驗的網底下, 並不保證我們會捕捉到同樣的魚, 也就是說, 你我的 “世界” (魚) 很可能長得不一樣, 我們很可能操弄不同的 “語言” (不是南方朔整天在講的、我們平常講的那種 “語言”), 對世界型塑不同的概念, 這就叫做 “語言遊戲” (而南方朔竟然望文生義把它理解成一句罵人的話).</text:span></text:p>
      <text:p text:style-name="P3"><text:span text:style-name="T1">說語言或世界是一種遊戲概念, 就好像說同一張畫或同一道風景必然有著無數種 “看法” 一樣. 於是我們說多元的重要, 說自由的重要, 在這意義上, 我們說世界或語言或概念或知識是一種遊戲概念, 你沒辦法賦予遊戲一種單一而固定的內涵. 不管你如何企圖給予原則化, 我都能找到另一種原則.</text:span></text:p>
      <text:p text:style-name="P3"><text:span text:style-name="T1">比方說, 如果你問我遊戲的本質是什麼? 我將啞口無言, 但我能舉出許多有關遊戲的例子讓你明白. 維根斯坦說: 如果你說遊戲一定要兩個人玩才叫遊戲, 那麼, 我手裏拿著球往牆壁丟著玩, 難道不能說這也是一種遊戲?</text:span></text:p>
      <text:p text:style-name="P3"><text:span text:style-name="T1">也就是說, 概念或語言或知識或信念或整個世界, 並不具有單一本質, 我們甚至沒辦法說它有著 “本質” 這樣一種東西. 更大膽一些時, 我們甚至可以取消康德說的那張先驗的網; 的確在一些人 (比如維根斯坦) 看來, 那張形而上的網是多餘的、(邏輯上) 無意義的.</text:span></text:p>
      <text:p text:style-name="P3"><text:span text:style-name="T1">推崇語言遊戲概念, 並不會導向相對主義. 如果你看到有個混蛋當街強姦婦女, 你剛好路過, 你可以當做沒看見, 以免危險, 你也可以偷偷罵兩句就閃人, 但你也可以跑去和那混蛋打一架, 所有這些反應方式都 OK, 所謂多元就是這樣, 你不能期待每個人都奮不顧身.</text:span></text:p>
      <text:p text:style-name="P3"><text:span text:style-name="T1">但是, 多元並非毫無限制. 就好像你可以玩象棋玩圍棋玩跳棋, 你有無數種有關棋子的玩法, 但是 “每一種” 棋仍然有它內在的遊戲規則, 你仍得遵守, 凡是不合規則的玩法都必須被排除, 否則一切遊戲將不可能存在.</text:span></text:p>
      <text:p text:style-name="P3"><text:span text:style-name="T1">換句話說, 你可以有無數種面對混蛋的方式, 但有一種方式是必須被排除的, 那就是你不能說混蛋強姦婦女是他的自由. 這樣講不但荒謬, 而且可恥, 比混蛋還混蛋.</text:span></text:p>
      <text:p text:style-name="P3"><text:span text:style-name="T1">當你踢足球, 你不能堅持派兩百個球員上場對我十個, 你不能說這是你的自由, 天底下沒有這樣一種混蛋惡搞的自由. 賽跑時, 你不能說騎摩托車參賽是你的自由. 如果這是一種自由, 一切遊戲都得崩盤, 人類社會將什麼也不是.</text:span></text:p>
      <text:p text:style-name="P3"><text:span text:style-name="T1">上面講的這些就是一種哲學知識的通俗版. 理解哲學很難, 但不懂它卻一點關係都沒有, 你的人生不會因此而失色, 懂了它, 你的生命也不會因此而增添更多光采, 它只不過是一種知識, 一種迷途者或流浪者的返鄉之路, 如果你根本不曾迷路, 你根本不需要故意先讓自己迷路, 然後再去尋找回家的路以示浪漫.</text:span></text:p>
      <text:p text:style-name="P3"><text:span text:style-name="T1">我完全不相信每個人必須先懂得哲學, 才能知道人生該怎麼活; 我完全不相信當有個混蛋當街姦殺擄掠時, 我們竟然會不明白這樣的惡事並不是一種自由. 這東西是不是自由不該是一種話題, 更不是一種討論的題材, 如果有人說混蛋當街姦殺擄掠是一種自由, 我其實並不需要拿出康德或維根斯坦跟他討論. 我不相信有人不明白如此基本的道理, 當有人裝模作樣這麼說時, 我只能說這人比混蛋還混蛋.</text:span></text:p>
      <text:p text:style-name="P3"><text:span text:style-name="T1">面對惡事, 你可以默然, 可以束手, 可以隔絕在外, 甚至可以矇著臉加入混蛋陣營一起惡搞, 但你不能裝模作樣故做豁達狀說這是一種自由.</text:span></text:p>
      <text:p text:style-name="P3"><text:span text:style-name="T1">生活在台灣, 我總覺得跟我所處的菁英世界格格不入, 沒有溫度, 沒有重量, 充滿惡臭虛榮與詭詐, 講話比放屁還不像樣.</text:span></text:p>
      <text:p text:style-name="P3"><text:span text:style-name="T1">附帶一提, 我不喜歡背後罵人, 所有指名道姓罵人的話, 我都會盡量想辦法讓當事人看到.</text:span></text:p>
      <text:p text:style-name="P3"><text:span text:style-name="T1">陳真 2006. 7. 1.</text:span><text:span text:style-name="T3"><text:line-break/></text:span></text:p>
      <text:p text:style-name="P1"><text:span text:style-name="T1">雋梅 | 2006.07.01 10:03 | </text:span><text:span text:style-name="T2">#</text:span></text:p>
      <text:p text:style-name="P2"><text:span text:style-name="T1">to ching,</text:span></text:p>
      <text:p text:style-name="P2"><text:span text:style-name="T1">1.「是一個是,就可以非好幾個非」我以為這是你的重點之一。可如果是這樣，怎麼還會以幾個前題來同意南方朔「他寫他的文章」抑止陳真發言呢?</text:span></text:p>
      <text:p text:style-name="P2"><text:span text:style-name="T1">2.聖嚴我不熟，也沒學佛，曾經被轉寄過這位師父對弟子的開示，然後留下一個印象，就是學佛不要光是死抱「厭離心」之類。</text:span></text:p>
      <text:p text:style-name="P2"><text:span text:style-name="T1">3.你如果真的有小孩，大概很難輕鬆起來，也不太可能只把焦點鎖定在主導小孩要學什麼這上頭。一切美好與醜惡，無異天羅地網這種情形，不想面對社會，也得面對小孩，我自己的體驗是，根本沒什麼能躲得掉。像我的小孩作文課一把眼淚一把鼻涕寫死去的外婆，結果被她同學用好噁心的動作跟表情奚落嘲諷。</text:span></text:p>
      <text:p text:style-name="P2"><text:span text:style-name="T1">to 陳真,</text:span></text:p>
      <text:p text:style-name="P2"><text:span text:style-name="T1">不好意思先秦子學我沒能力概述，貼的摘錄是剛好看到又覺得好笑，而且笑過頭，順手就貼上來啦。失眠到轉診精神科這種困擾，是我20歲以前發生的事情，並不是說現在不再失眠，而是越來越習慣就是會失眠，慢慢也習慣或許我一天的周期不是24小時。</text:span></text:p>
      <text:p text:style-name="P2"><text:span text:style-name="T1">你爸的失憶症讓我想起我媽的時光倒退，她去世之前，年年都跟外孫女說「阿媽今年12歲」，外孫女12歲生日那一天，我媽還好高興恭賀祖孫倆「終於一樣大了」。有時候我在想，我媽選定的12歲，或許是她還在九份山野裡活蹦亂跳的快樂時光。</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